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999999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2">
      <style:text-properties fo:color="#999999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10" style:family="table-cell" style:parent-style-name="Default" style:data-style-name="N0">
      <style:table-cell-properties fo:border-bottom="none" fo:background-color="#ffffcc" fo:border-left="none" fo:border-right="none" fo:border-top="0.06pt solid #000000"/>
    </style:style>
    <style:style style:name="ce11" style:family="table-cell" style:parent-style-name="Default">
      <style:text-properties fo:color="#999999" fo:font-weight="normal" style:font-weight-asian="normal" style:font-weight-complex="normal"/>
    </style:style>
    <style:style style:name="ce12" style:family="table-cell" style:parent-style-name="Default" style:data-style-name="N0">
      <style:text-properties fo:color="#999999" fo:font-weight="normal" style:font-weight-asian="normal" style:font-weight-complex="normal"/>
    </style:style>
    <style:style style:name="ce13" style:family="table-cell" style:parent-style-name="Default" style:data-style-name="N0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able-cell-properties fo:border-bottom="none" fo:background-color="#ffffcc" fo:border-left="none" fo:border-right="none" fo:border-top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fo:color="#999999"/>
    </style:style>
    <style:style style:name="ce18" style:family="table-cell" style:parent-style-name="Default" style:data-style-name="N2">
      <style:table-cell-properties fo:background-color="#cfe7f5"/>
      <style:text-properties fo:color="#999999"/>
    </style:style>
    <style:style style:name="ce19" style:family="table-cell" style:parent-style-name="Default" style:data-style-name="N2">
      <style:table-cell-properties fo:border-bottom="none" fo:background-color="#cfe7f5" fo:border-left="none" fo:border-right="none" fo:border-top="0.06pt solid #000000"/>
    </style:style>
    <style:style style:name="ce20" style:family="table-cell" style:parent-style-name="Default" style:data-style-name="N2">
      <style:table-cell-properties fo:background-color="#cfe7f5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none"/>
    </style:style>
  </office:automatic-styles>
  <office:body>
    <office:spreadsheet>
      <table:table table:name="LogN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lower bound</text:p>
          </table:table-cell>
          <table:table-cell table:style-name="ce2" office:value-type="string" calcext:value-type="string">
            <text:p>index'</text:p>
          </table:table-cell>
          <table:table-cell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uckets</text:p>
          </table:table-cell>
          <table:table-cell table:style-name="ce1" office:value-type="string" calcext:value-type="string">
            <text:p>scale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[.$E$2];[.A2]/[.$F$2]) * [.$G$2]" office:value-type="float" office:value="0.1" calcext:value-type="float">
            <text:p/>
          </table:table-cell>
          <table:table-cell table:formula="of:=INT(LOG([.B2]/[.$G$2]; 10)*[.$F$2])" office:value-type="float" office:value="0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$E$2];[.A3]/[.$F$2]) * [.$G$2]" office:value-type="float" office:value="0.215443469003188" calcext:value-type="float">
            <text:p/>
          </table:table-cell>
          <table:table-cell table:formula="of:=INT(LOG([.B3]/[.$G$2]; 10)*[.$F$2])" office:value-type="float" office:value="1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$E$2];[.A4]/[.$F$2]) * [.$G$2]" office:value-type="float" office:value="0.464158883361278" calcext:value-type="float">
            <text:p/>
          </table:table-cell>
          <table:table-cell table:formula="of:=INT(LOG([.B4]/[.$G$2]; 10)*[.$F$2])" office:value-type="float" office:value="2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[.$E$2];[.A5]/[.$F$2]) * [.$G$2]" office:value-type="float" office:value="1" calcext:value-type="float">
            <text:p/>
          </table:table-cell>
          <table:table-cell table:formula="of:=INT(LOG([.B5]/[.$G$2]; 10)*[.$F$2])" office:value-type="float" office:value="3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$E$2];[.A6]/[.$F$2]) * [.$G$2]" office:value-type="float" office:value="2.15443469003188" calcext:value-type="float">
            <text:p/>
          </table:table-cell>
          <table:table-cell table:formula="of:=INT(LOG([.B6]/[.$G$2]; 10)*[.$F$2])" office:value-type="float" office:value="4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$E$2];[.A7]/[.$F$2]) * [.$G$2]" office:value-type="float" office:value="4.64158883361278" calcext:value-type="float">
            <text:p/>
          </table:table-cell>
          <table:table-cell table:formula="of:=INT(LOG([.B7]/[.$G$2]; 10)*[.$F$2])" office:value-type="float" office:value="5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[.$E$2];[.A8]/[.$F$2]) * [.$G$2]" office:value-type="float" office:value="10" calcext:value-type="float">
            <text:p/>
          </table:table-cell>
          <table:table-cell table:formula="of:=INT(LOG([.B8]/[.$G$2]; 10)*[.$F$2])" office:value-type="float" office:value="6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[.$E$2];[.A9]/[.$F$2]) * [.$G$2]" office:value-type="float" office:value="21.5443469003188" calcext:value-type="float">
            <text:p/>
          </table:table-cell>
          <table:table-cell table:formula="of:=INT(LOG([.B9]/[.$G$2]; 10)*[.$F$2])" office:value-type="float" office:value="7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[.$E$2];[.A10]/[.$F$2]) * [.$G$2]" office:value-type="float" office:value="46.4158883361278" calcext:value-type="float">
            <text:p/>
          </table:table-cell>
          <table:table-cell table:formula="of:=INT(LOG([.B10]/[.$G$2]; 10)*[.$F$2])" office:value-type="float" office:value="8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[.$E$2];[.A11]/[.$F$2]) * [.$G$2]" office:value-type="float" office:value="100" calcext:value-type="float">
            <text:p/>
          </table:table-cell>
          <table:table-cell table:formula="of:=INT(LOG([.B11]/[.$G$2]; 10)*[.$F$2])" office:value-type="float" office:value="9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$E$2];[.A12]/[.$F$2]) * [.$G$2]" office:value-type="float" office:value="215.443469003188" calcext:value-type="float">
            <text:p/>
          </table:table-cell>
          <table:table-cell table:formula="of:=INT(LOG([.B12]/[.$G$2]; 10)*[.$F$2])" office:value-type="float" office:value="10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[.$E$2];[.A13]/[.$F$2]) * [.$G$2]" office:value-type="float" office:value="464.158883361278" calcext:value-type="float">
            <text:p/>
          </table:table-cell>
          <table:table-cell table:formula="of:=INT(LOG([.B13]/[.$G$2]; 10)*[.$F$2])" office:value-type="float" office:value="11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[.$E$2];[.A14]/[.$F$2]) * [.$G$2]" office:value-type="float" office:value="1000" calcext:value-type="float">
            <text:p/>
          </table:table-cell>
          <table:table-cell table:formula="of:=INT(LOG([.B14]/[.$G$2]; 10)*[.$F$2])" office:value-type="float" office:value="12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[.$E$2];[.A15]/[.$F$2]) * [.$G$2]" office:value-type="float" office:value="2154.43469003188" calcext:value-type="float">
            <text:p/>
          </table:table-cell>
          <table:table-cell table:formula="of:=INT(LOG([.B15]/[.$G$2]; 10)*[.$F$2])" office:value-type="float" office:value="13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[.$E$2];[.A16]/[.$F$2]) * [.$G$2]" office:value-type="float" office:value="4641.58883361278" calcext:value-type="float">
            <text:p/>
          </table:table-cell>
          <table:table-cell table:formula="of:=INT(LOG([.B16]/[.$G$2]; 10)*[.$F$2])" office:value-type="float" office:value="14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[.$E$2];[.A17]/[.$F$2]) * [.$G$2]" office:value-type="float" office:value="10000" calcext:value-type="float">
            <text:p/>
          </table:table-cell>
          <table:table-cell table:formula="of:=INT(LOG([.B17]/[.$G$2]; 10)*[.$F$2])" office:value-type="float" office:value="15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[.$E$2];[.A18]/[.$F$2]) * [.$G$2]" office:value-type="float" office:value="21544.3469003188" calcext:value-type="float">
            <text:p/>
          </table:table-cell>
          <table:table-cell table:formula="of:=INT(LOG([.B18]/[.$G$2]; 10)*[.$F$2])" office:value-type="float" office:value="16" calcext:value-type="float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[.$E$2];[.A19]/[.$F$2]) * [.$G$2]" office:value-type="float" office:value="46415.8883361278" calcext:value-type="float">
            <text:p/>
          </table:table-cell>
          <table:table-cell table:formula="of:=INT(LOG([.B19]/[.$G$2]; 10)*[.$F$2])" office:value-type="float" office:value="17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[.$E$2];[.A20]/[.$F$2]) * [.$G$2]" office:value-type="float" office:value="100000" calcext:value-type="float">
            <text:p/>
          </table:table-cell>
          <table:table-cell table:formula="of:=INT(LOG([.B20]/[.$G$2]; 10)*[.$F$2])" office:value-type="float" office:value="18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[.$E$2];[.A21]/[.$F$2]) * [.$G$2]" office:value-type="float" office:value="215443.469003188" calcext:value-type="float">
            <text:p/>
          </table:table-cell>
          <table:table-cell table:formula="of:=INT(LOG([.B21]/[.$G$2]; 10)*[.$F$2])" office:value-type="float" office:value="19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[.$E$2];[.A22]/[.$F$2]) * [.$G$2]" office:value-type="float" office:value="464158.883361278" calcext:value-type="float">
            <text:p/>
          </table:table-cell>
          <table:table-cell table:formula="of:=INT(LOG([.B22]/[.$G$2]; 10)*[.$F$2])" office:value-type="float" office:value="20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[.$E$2];[.A23]/[.$F$2]) * [.$G$2]" office:value-type="float" office:value="1000000" calcext:value-type="float">
            <text:p/>
          </table:table-cell>
          <table:table-cell table:formula="of:=INT(LOG([.B23]/[.$G$2]; 10)*[.$F$2])" office:value-type="float" office:value="21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[.$E$2];[.A24]/[.$F$2]) * [.$G$2]" office:value-type="float" office:value="2154434.69003188" calcext:value-type="float">
            <text:p/>
          </table:table-cell>
          <table:table-cell table:formula="of:=INT(LOG([.B24]/[.$G$2]; 10)*[.$F$2])" office:value-type="float" office:value="22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[.$E$2];[.A25]/[.$F$2]) * [.$G$2]" office:value-type="float" office:value="4641588.83361278" calcext:value-type="float">
            <text:p/>
          </table:table-cell>
          <table:table-cell table:formula="of:=INT(LOG([.B25]/[.$G$2]; 10)*[.$F$2])" office:value-type="float" office:value="23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[.$E$2];[.A26]/[.$F$2]) * [.$G$2]" office:value-type="float" office:value="10000000" calcext:value-type="float">
            <text:p/>
          </table:table-cell>
          <table:table-cell table:formula="of:=INT(LOG([.B26]/[.$G$2]; 10)*[.$F$2])" office:value-type="float" office:value="24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[.$E$2];[.A27]/[.$F$2]) * [.$G$2]" office:value-type="float" office:value="21544346.9003189" calcext:value-type="float">
            <text:p/>
          </table:table-cell>
          <table:table-cell table:formula="of:=INT(LOG([.B27]/[.$G$2]; 10)*[.$F$2])" office:value-type="float" office:value="25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[.$E$2];[.A28]/[.$F$2]) * [.$G$2]" office:value-type="float" office:value="46415888.3361277" calcext:value-type="float">
            <text:p/>
          </table:table-cell>
          <table:table-cell table:formula="of:=INT(LOG([.B28]/[.$G$2]; 10)*[.$F$2])" office:value-type="float" office:value="26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[.$E$2];[.A29]/[.$F$2]) * [.$G$2]" office:value-type="float" office:value="100000000" calcext:value-type="float">
            <text:p/>
          </table:table-cell>
          <table:table-cell table:formula="of:=INT(LOG([.B29]/[.$G$2]; 10)*[.$F$2])" office:value-type="float" office:value="27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[.$E$2];[.A30]/[.$F$2]) * [.$G$2]" office:value-type="float" office:value="215443469.003189" calcext:value-type="float">
            <text:p/>
          </table:table-cell>
          <table:table-cell table:formula="of:=INT(LOG([.B30]/[.$G$2]; 10)*[.$F$2])" office:value-type="float" office:value="28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[.$E$2];[.A31]/[.$F$2]) * [.$G$2]" office:value-type="float" office:value="464158883.361277" calcext:value-type="float">
            <text:p/>
          </table:table-cell>
          <table:table-cell table:formula="of:=INT(LOG([.B31]/[.$G$2]; 10)*[.$F$2])" office:value-type="float" office:value="29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[.$E$2];[.A32]/[.$F$2]) * [.$G$2]" office:value-type="float" office:value="1000000000" calcext:value-type="float">
            <text:p/>
          </table:table-cell>
          <table:table-cell table:formula="of:=INT(LOG([.B32]/[.$G$2]; 10)*[.$F$2])" office:value-type="float" office:value="30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[.$E$2];[.A33]/[.$F$2]) * [.$G$2]" office:value-type="float" office:value="2154434690.03189" calcext:value-type="float">
            <text:p/>
          </table:table-cell>
          <table:table-cell table:formula="of:=INT(LOG([.B33]/[.$G$2]; 10)*[.$F$2])" office:value-type="float" office:value="31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[.$E$2];[.A34]/[.$F$2]) * [.$G$2]" office:value-type="float" office:value="4641588833.61277" calcext:value-type="float">
            <text:p/>
          </table:table-cell>
          <table:table-cell table:formula="of:=INT(LOG([.B34]/[.$G$2]; 10)*[.$F$2])" office:value-type="float" office:value="32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[.$E$2];[.A35]/[.$F$2]) * [.$G$2]" office:value-type="float" office:value="10000000000" calcext:value-type="float">
            <text:p/>
          </table:table-cell>
          <table:table-cell table:formula="of:=INT(LOG([.B35]/[.$G$2]; 10)*[.$F$2])" office:value-type="float" office:value="33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[.$E$2];[.A36]/[.$F$2]) * [.$G$2]" office:value-type="float" office:value="21544346900.3189" calcext:value-type="float">
            <text:p/>
          </table:table-cell>
          <table:table-cell table:formula="of:=INT(LOG([.B36]/[.$G$2]; 10)*[.$F$2])" office:value-type="float" office:value="34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[.$E$2];[.A37]/[.$F$2]) * [.$G$2]" office:value-type="float" office:value="46415888336.1277" calcext:value-type="float">
            <text:p/>
          </table:table-cell>
          <table:table-cell table:formula="of:=INT(LOG([.B37]/[.$G$2]; 10)*[.$F$2])" office:value-type="float" office:value="35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[.$E$2];[.A38]/[.$F$2]) * [.$G$2]" office:value-type="float" office:value="100000000000" calcext:value-type="float">
            <text:p/>
          </table:table-cell>
          <table:table-cell table:formula="of:=INT(LOG([.B38]/[.$G$2]; 10)*[.$F$2])" office:value-type="float" office:value="36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[.$E$2];[.A39]/[.$F$2]) * [.$G$2]" office:value-type="float" office:value="215443469003.189" calcext:value-type="float">
            <text:p/>
          </table:table-cell>
          <table:table-cell table:formula="of:=INT(LOG([.B39]/[.$G$2]; 10)*[.$F$2])" office:value-type="float" office:value="37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[.$E$2];[.A40]/[.$F$2]) * [.$G$2]" office:value-type="float" office:value="464158883361.277" calcext:value-type="float">
            <text:p/>
          </table:table-cell>
          <table:table-cell table:formula="of:=INT(LOG([.B40]/[.$G$2]; 10)*[.$F$2])" office:value-type="float" office:value="38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[.$E$2];[.A41]/[.$F$2]) * [.$G$2]" office:value-type="float" office:value="1000000000000" calcext:value-type="float">
            <text:p/>
          </table:table-cell>
          <table:table-cell table:formula="of:=INT(LOG([.B41]/[.$G$2]; 10)*[.$F$2])" office:value-type="float" office:value="39" calcext:value-type="float">
            <text:p/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[.$E$2];[.A42]/[.$F$2]) * [.$G$2]" office:value-type="float" office:value="2154434690031.89" calcext:value-type="float">
            <text:p/>
          </table:table-cell>
          <table:table-cell table:formula="of:=INT(LOG([.B42]/[.$G$2]; 10)*[.$F$2])" office:value-type="float" office:value="40" calcext:value-type="float">
            <text:p/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ndex''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9999" calcext:value-type="float">
            <text:p>0.09999</text:p>
          </table:table-cell>
          <table:table-cell table:formula="of:=INT(LOG([.B45]/[.$G$2]; 10)*[.$F$2])" office:value-type="float" office:value="-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office:value-type="float" office:value="0.000000001" calcext:value-type="float">
            <text:p>1E-009</text:p>
          </table:table-cell>
          <table:table-cell table:formula="of:=INT(LOG([.B46]/[.$G$2]; 10)*[.$F$2])" office:value-type="float" office:value="-2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T(LOG([.B47]/[.$G$2]; 10)*[.$F$2])" office:value-type="float" office:value="9" calcext:value-type="float">
            <text:p/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lseLog" table:style-name="ta1">
        <table:table-column table:style-name="co1" table:default-cell-style-name="ce3"/>
        <table:table-column table:style-name="co1" table:number-columns-repeated="2" table:default-cell-style-name="ce8"/>
        <table:table-column table:style-name="co1" table:default-cell-style-name="ce3"/>
        <table:table-column table:style-name="co1" table:default-cell-style-name="ce14"/>
        <table:table-column table:style-name="co2" table:default-cell-style-name="ce20"/>
        <table:table-column table:style-name="co1" table:number-columns-repeated="2" table:default-cell-style-name="Default"/>
        <table:table-column table:style-name="co3" table:default-cell-style-name="ce22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logarithm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minorIndex</text:p>
          </table:table-cell>
          <table:table-cell table:style-name="ce1" office:value-type="string" calcext:value-type="string">
            <text:p>Index</text:p>
          </table:table-cell>
          <table:table-cell table:style-name="ce16" office:value-type="string" calcext:value-type="string">
            <text:p>IndexMonolithic</text:p>
          </table:table-cell>
          <table:table-cell table:style-name="ce1" office:value-type="string" calcext:value-type="string">
            <text:p>whole part</text:p>
          </table:table-cell>
          <table:table-cell table:style-name="ce1"/>
          <table:table-cell table:style-name="ce1" office:value-type="string" calcext:value-type="string">
            <text:p>fractional part</text:p>
          </table:table-cell>
          <table:table-cell table:style-name="ce1" office:value-type="string" calcext:value-type="string">
            <text:p>lower bound</text:p>
          </table:table-cell>
          <table:table-cell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uckets</text:p>
          </table:table-cell>
          <table:table-cell table:style-name="ce1" office:value-type="string" calcext:value-type="string">
            <text:p>scale</text:p>
          </table:table-cell>
          <table:table-cell table:number-columns-repeated="101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LOG([.A2];[.L$2]) + 0.0001" office:value-type="string" office:string-value="" calcext:value-type="error">
            <text:p/>
          </table:table-cell>
          <table:table-cell table:style-name="ce6" table:formula="of:=POWER([.L$2]; MOD([.B2]; 1))" office:value-type="string" office:string-value="" calcext:value-type="error">
            <text:p/>
          </table:table-cell>
          <table:table-cell table:style-name="ce4" table:formula="of:=FLOOR([.C2]/([.$L$2]/[.$M$2]); 1)" office:value-type="string" office:string-value="" calcext:value-type="error">
            <text:p/>
          </table:table-cell>
          <table:table-cell table:style-name="ce11"/>
          <table:table-cell table:style-name="ce17"/>
          <table:table-cell table:number-columns-repeated="2"/>
          <table:table-cell table:style-name="Default"/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6" table:formula="of:=LOG([.A3];[.L$2]) + 0.0001" office:value-type="float" office:value="-0.9999" calcext:value-type="float">
            <text:p/>
          </table:table-cell>
          <table:table-cell table:style-name="ce6" table:formula="of:=POWER([.L$2]; MOD([.B3]; 1))" office:value-type="float" office:value="1.00023028502083" calcext:value-type="float">
            <text:p/>
          </table:table-cell>
          <table:table-cell table:style-name="ce4" table:formula="of:=FLOOR([.C3]/([.$L$2]/[.$M$2]); 1)" office:value-type="float" office:value="0" calcext:value-type="float">
            <text:p/>
          </table:table-cell>
          <table:table-cell table:style-name="ce12" table:formula="of:=INT([.B3]) *[.$M$2] + [.D3]" office:value-type="float" office:value="-3" calcext:value-type="float">
            <text:p/>
          </table:table-cell>
          <table:table-cell table:style-name="ce18" table:formula="of:=(INT([.B3]) * [.$M$2]) + INT(([.$M$2] * POWER([.$L$2]; MOD([.B3];1)) / [.$L$2]))" office:value-type="float" office:value="-3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6" table:formula="of:=LOG([.A4];[.L$2]) + 0.0001" office:value-type="float" office:value="-0.698870004336019" calcext:value-type="float">
            <text:p/>
          </table:table-cell>
          <table:table-cell table:style-name="ce6" table:formula="of:=POWER([.L$2]; MOD([.B4]; 1))" office:value-type="float" office:value="2.00046057004165" calcext:value-type="float">
            <text:p/>
          </table:table-cell>
          <table:table-cell table:style-name="ce4" table:formula="of:=FLOOR([.C4]/([.$L$2]/[.$M$2]); 1)" office:value-type="float" office:value="0" calcext:value-type="float">
            <text:p/>
          </table:table-cell>
          <table:table-cell table:style-name="ce12" table:formula="of:=INT([.B4]) *[.$M$2] + [.D4]" office:value-type="float" office:value="-3" calcext:value-type="float">
            <text:p/>
          </table:table-cell>
          <table:table-cell table:style-name="ce18" table:formula="of:=(INT([.B4]) * [.$M$2]) + INT(([.$M$2] * POWER([.$L$2]; MOD([.B4];1)) / [.$L$2]))" office:value-type="float" office:value="-3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6" table:formula="of:=LOG([.A5];[.L$2]) + 0.0001" office:value-type="float" office:value="-0.522778745280337" calcext:value-type="float">
            <text:p/>
          </table:table-cell>
          <table:table-cell table:style-name="ce6" table:formula="of:=POWER([.L$2]; MOD([.B5]; 1))" office:value-type="float" office:value="3.00069085506247" calcext:value-type="float">
            <text:p/>
          </table:table-cell>
          <table:table-cell table:style-name="ce4" table:formula="of:=FLOOR([.C5]/([.$L$2]/[.$M$2]); 1)" office:value-type="float" office:value="0" calcext:value-type="float">
            <text:p/>
          </table:table-cell>
          <table:table-cell table:style-name="ce12" table:formula="of:=INT([.B5]) *[.$M$2] + [.D5]" office:value-type="float" office:value="-3" calcext:value-type="float">
            <text:p/>
          </table:table-cell>
          <table:table-cell table:style-name="ce18" table:formula="of:=(INT([.B5]) * [.$M$2]) + INT(([.$M$2] * POWER([.$L$2]; MOD([.B5];1)) / [.$L$2]))" office:value-type="float" office:value="-3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6" table:formula="of:=LOG([.A6];[.L$2]) + 0.0001" office:value-type="float" office:value="-0.397840008672038" calcext:value-type="float">
            <text:p/>
          </table:table-cell>
          <table:table-cell table:style-name="ce6" table:formula="of:=POWER([.L$2]; MOD([.B6]; 1))" office:value-type="float" office:value="4.0009211400833" calcext:value-type="float">
            <text:p/>
          </table:table-cell>
          <table:table-cell table:style-name="ce4" table:formula="of:=FLOOR([.C6]/([.$L$2]/[.$M$2]); 1)" office:value-type="float" office:value="1" calcext:value-type="float">
            <text:p/>
          </table:table-cell>
          <table:table-cell table:style-name="ce12" table:formula="of:=INT([.B6]) *[.$M$2] + [.D6]" office:value-type="float" office:value="-2" calcext:value-type="float">
            <text:p/>
          </table:table-cell>
          <table:table-cell table:style-name="ce18" table:formula="of:=(INT([.B6]) * [.$M$2]) + INT(([.$M$2] * POWER([.$L$2]; MOD([.B6];1)) / [.$L$2]))" office:value-type="float" office:value="-2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6" table:formula="of:=LOG([.A7];[.L$2]) + 0.0001" office:value-type="float" office:value="-0.300929995663981" calcext:value-type="float">
            <text:p/>
          </table:table-cell>
          <table:table-cell table:style-name="ce6" table:formula="of:=POWER([.L$2]; MOD([.B7]; 1))" office:value-type="float" office:value="5.00115142510412" calcext:value-type="float">
            <text:p/>
          </table:table-cell>
          <table:table-cell table:style-name="ce4" table:formula="of:=FLOOR([.C7]/([.$L$2]/[.$M$2]); 1)" office:value-type="float" office:value="1" calcext:value-type="float">
            <text:p/>
          </table:table-cell>
          <table:table-cell table:style-name="ce12" table:formula="of:=INT([.B7]) *[.$M$2] + [.D7]" office:value-type="float" office:value="-2" calcext:value-type="float">
            <text:p/>
          </table:table-cell>
          <table:table-cell table:style-name="ce18" table:formula="of:=(INT([.B7]) * [.$M$2]) + INT(([.$M$2] * POWER([.$L$2]; MOD([.B7];1)) / [.$L$2]))" office:value-type="float" office:value="-2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6" table:formula="of:=LOG([.A8];[.L$2]) + 0.0001" office:value-type="float" office:value="-0.221748749616356" calcext:value-type="float">
            <text:p/>
          </table:table-cell>
          <table:table-cell table:style-name="ce6" table:formula="of:=POWER([.L$2]; MOD([.B8]; 1))" office:value-type="float" office:value="6.00138171012495" calcext:value-type="float">
            <text:p/>
          </table:table-cell>
          <table:table-cell table:style-name="ce4" table:formula="of:=FLOOR([.C8]/([.$L$2]/[.$M$2]); 1)" office:value-type="float" office:value="1" calcext:value-type="float">
            <text:p/>
          </table:table-cell>
          <table:table-cell table:style-name="ce12" table:formula="of:=INT([.B8]) *[.$M$2] + [.D8]" office:value-type="float" office:value="-2" calcext:value-type="float">
            <text:p/>
          </table:table-cell>
          <table:table-cell table:style-name="ce18" table:formula="of:=(INT([.B8]) * [.$M$2]) + INT(([.$M$2] * POWER([.$L$2]; MOD([.B8];1)) / [.$L$2]))" office:value-type="float" office:value="-2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6" table:formula="of:=LOG([.A9];[.L$2]) + 0.0001" office:value-type="float" office:value="-0.154801959985743" calcext:value-type="float">
            <text:p/>
          </table:table-cell>
          <table:table-cell table:style-name="ce6" table:formula="of:=POWER([.L$2]; MOD([.B9]; 1))" office:value-type="float" office:value="7.00161199514577" calcext:value-type="float">
            <text:p/>
          </table:table-cell>
          <table:table-cell table:style-name="ce4" table:formula="of:=FLOOR([.C9]/([.$L$2]/[.$M$2]); 1)" office:value-type="float" office:value="2" calcext:value-type="float">
            <text:p/>
          </table:table-cell>
          <table:table-cell table:style-name="ce12" table:formula="of:=INT([.B9]) *[.$M$2] + [.D9]" office:value-type="float" office:value="-1" calcext:value-type="float">
            <text:p/>
          </table:table-cell>
          <table:table-cell table:style-name="ce18" table:formula="of:=(INT([.B9]) * [.$M$2]) + INT(([.$M$2] * POWER([.$L$2]; MOD([.B9];1)) / [.$L$2]))" office:value-type="float" office:value="-1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6" table:formula="of:=LOG([.A10];[.L$2]) + 0.0001" office:value-type="float" office:value="-0.0968100130080564" calcext:value-type="float">
            <text:p/>
          </table:table-cell>
          <table:table-cell table:style-name="ce6" table:formula="of:=POWER([.L$2]; MOD([.B10]; 1))" office:value-type="float" office:value="8.0018422801666" calcext:value-type="float">
            <text:p/>
          </table:table-cell>
          <table:table-cell table:style-name="ce4" table:formula="of:=FLOOR([.C10]/([.$L$2]/[.$M$2]); 1)" office:value-type="float" office:value="2" calcext:value-type="float">
            <text:p/>
          </table:table-cell>
          <table:table-cell table:style-name="ce12" table:formula="of:=INT([.B10]) *[.$M$2] + [.D10]" office:value-type="float" office:value="-1" calcext:value-type="float">
            <text:p/>
          </table:table-cell>
          <table:table-cell table:style-name="ce18" table:formula="of:=(INT([.B10]) * [.$M$2]) + INT(([.$M$2] * POWER([.$L$2]; MOD([.B10];1)) / [.$L$2]))" office:value-type="float" office:value="-1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6" table:formula="of:=LOG([.A11];[.L$2]) + 0.0001" office:value-type="float" office:value="-0.0456574905606751" calcext:value-type="float">
            <text:p/>
          </table:table-cell>
          <table:table-cell table:style-name="ce6" table:formula="of:=POWER([.L$2]; MOD([.B11]; 1))" office:value-type="float" office:value="9.00207256518742" calcext:value-type="float">
            <text:p/>
          </table:table-cell>
          <table:table-cell table:style-name="ce4" table:formula="of:=FLOOR([.C11]/([.$L$2]/[.$M$2]); 1)" office:value-type="float" office:value="2" calcext:value-type="float">
            <text:p/>
          </table:table-cell>
          <table:table-cell table:style-name="ce12" table:formula="of:=INT([.B11]) *[.$M$2] + [.D11]" office:value-type="float" office:value="-1" calcext:value-type="float">
            <text:p/>
          </table:table-cell>
          <table:table-cell table:style-name="ce18" table:formula="of:=(INT([.B11]) * [.$M$2]) + INT(([.$M$2] * POWER([.$L$2]; MOD([.B11];1)) / [.$L$2]))" office:value-type="float" office:value="-1" calcext:value-type="float">
            <text:p/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" table:formula="of:=[.A3] * 10" office:value-type="float" office:value="1" calcext:value-type="float">
            <text:p/>
          </table:table-cell>
          <table:table-cell table:style-name="ce7" table:formula="of:=LOG([.A12];[.L$2]) + 0.0001" office:value-type="float" office:value="0.0001" calcext:value-type="float">
            <text:p/>
          </table:table-cell>
          <table:table-cell table:style-name="ce7" table:formula="of:=POWER([.L$2]; MOD([.B12]; 1))" office:value-type="float" office:value="1.00023028502082" calcext:value-type="float">
            <text:p/>
          </table:table-cell>
          <table:table-cell table:style-name="ce5" table:formula="of:=FLOOR([.C12]/([.$L$2]/[.$M$2]); 1)" office:value-type="float" office:value="0" calcext:value-type="float">
            <text:p/>
          </table:table-cell>
          <table:table-cell table:style-name="ce13" table:formula="of:=INT([.B12]) *[.$M$2] + [.D12]" office:value-type="float" office:value="0" calcext:value-type="float">
            <text:p/>
          </table:table-cell>
          <table:table-cell table:style-name="ce19" table:formula="of:=(INT([.B12]) * [.$M$2]) + INT(([.$M$2] * POWER([.$L$2]; MOD([.B12];1)) / [.$L$2]))" office:value-type="float" office:value="0" calcext:value-type="float">
            <text:p/>
          </table:table-cell>
          <table:table-cell table:style-name="ce21" table:formula="of:=FLOOR([.F12]/[.$M$2]; 1)" office:value-type="float" office:value="0" calcext:value-type="float">
            <text:p/>
          </table:table-cell>
          <table:table-cell table:style-name="ce21" table:formula="of:=MOD([.F12];[.$M$2])" office:value-type="float" office:value="0" calcext:value-type="float">
            <text:p/>
          </table:table-cell>
          <table:table-cell table:style-name="ce21" table:formula="of:=LOG([.H12]/[.$M$2];[.$L$2])+1 + 0.0000000001" office:value-type="string" office:string-value="" calcext:value-type="error">
            <text:p/>
          </table:table-cell>
          <table:table-cell table:style-name="ce21" table:formula="of:=POWER([.$L$2];[.G12]+[.I12])" office:value-type="string" office:string-value="" calcext:value-type="error">
            <text:p/>
          </table:table-cell>
          <table:table-cell table:style-name="ce21" table:number-columns-repeated="1014"/>
        </table:table-row>
        <table:table-row table:style-name="ro1">
          <table:table-cell table:formula="of:=[.A4] * 10" office:value-type="float" office:value="2" calcext:value-type="float">
            <text:p/>
          </table:table-cell>
          <table:table-cell table:formula="of:=LOG([.A13];[.L$2]) + 0.0001" office:value-type="float" office:value="0.301129995663981" calcext:value-type="float">
            <text:p/>
          </table:table-cell>
          <table:table-cell table:formula="of:=POWER([.L$2]; MOD([.B13]; 1))" office:value-type="float" office:value="2.00046057004165" calcext:value-type="float">
            <text:p/>
          </table:table-cell>
          <table:table-cell table:formula="of:=FLOOR([.C13]/([.$L$2]/[.$M$2]); 1)" office:value-type="float" office:value="0" calcext:value-type="float">
            <text:p/>
          </table:table-cell>
          <table:table-cell table:formula="of:=INT([.B13]) *[.$M$2] + [.D13]" office:value-type="float" office:value="0" calcext:value-type="float">
            <text:p/>
          </table:table-cell>
          <table:table-cell table:formula="of:=(INT([.B13]) * [.$M$2]) + INT(([.$M$2] * POWER([.$L$2]; MOD([.B13];1)) / [.$L$2]))" office:value-type="float" office:value="0" calcext:value-type="float">
            <text:p/>
          </table:table-cell>
          <table:table-cell table:formula="of:=FLOOR([.F13]/[.$M$2]; 1)" office:value-type="float" office:value="0" calcext:value-type="float">
            <text:p/>
          </table:table-cell>
          <table:table-cell table:formula="of:=MOD([.F13];[.$M$2])" office:value-type="float" office:value="0" calcext:value-type="float">
            <text:p/>
          </table:table-cell>
          <table:table-cell table:formula="of:=LOG([.H13]/[.$M$2];[.$L$2])+1 + 0.0000000001" office:value-type="string" office:string-value="" calcext:value-type="error">
            <text:p/>
          </table:table-cell>
          <table:table-cell table:formula="of:=POWER([.$L$2];[.G13]+[.I13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5] * 10" office:value-type="float" office:value="3" calcext:value-type="float">
            <text:p/>
          </table:table-cell>
          <table:table-cell table:formula="of:=LOG([.A14];[.L$2]) + 0.0001" office:value-type="float" office:value="0.477221254719662" calcext:value-type="float">
            <text:p/>
          </table:table-cell>
          <table:table-cell table:formula="of:=POWER([.L$2]; MOD([.B14]; 1))" office:value-type="float" office:value="3.00069085506247" calcext:value-type="float">
            <text:p/>
          </table:table-cell>
          <table:table-cell table:formula="of:=FLOOR([.C14]/([.$L$2]/[.$M$2]); 1)" office:value-type="float" office:value="0" calcext:value-type="float">
            <text:p/>
          </table:table-cell>
          <table:table-cell table:formula="of:=INT([.B14]) *[.$M$2] + [.D14]" office:value-type="float" office:value="0" calcext:value-type="float">
            <text:p/>
          </table:table-cell>
          <table:table-cell table:formula="of:=(INT([.B14]) * [.$M$2]) + INT(([.$M$2] * POWER([.$L$2]; MOD([.B14];1)) / [.$L$2]))" office:value-type="float" office:value="0" calcext:value-type="float">
            <text:p/>
          </table:table-cell>
          <table:table-cell table:formula="of:=FLOOR([.F14]/[.$M$2]; 1)" office:value-type="float" office:value="0" calcext:value-type="float">
            <text:p/>
          </table:table-cell>
          <table:table-cell table:formula="of:=MOD([.F14];[.$M$2])" office:value-type="float" office:value="0" calcext:value-type="float">
            <text:p/>
          </table:table-cell>
          <table:table-cell table:formula="of:=LOG([.H14]/[.$M$2];[.$L$2])+1 + 0.0000000001" office:value-type="string" office:string-value="" calcext:value-type="error">
            <text:p/>
          </table:table-cell>
          <table:table-cell table:formula="of:=POWER([.$L$2];[.G14]+[.I14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6] * 10" office:value-type="float" office:value="4" calcext:value-type="float">
            <text:p/>
          </table:table-cell>
          <table:table-cell table:formula="of:=LOG([.A15];[.L$2]) + 0.0001" office:value-type="float" office:value="0.602159991327962" calcext:value-type="float">
            <text:p/>
          </table:table-cell>
          <table:table-cell table:formula="of:=POWER([.L$2]; MOD([.B15]; 1))" office:value-type="float" office:value="4.0009211400833" calcext:value-type="float">
            <text:p/>
          </table:table-cell>
          <table:table-cell table:formula="of:=FLOOR([.C15]/([.$L$2]/[.$M$2]); 1)" office:value-type="float" office:value="1" calcext:value-type="float">
            <text:p/>
          </table:table-cell>
          <table:table-cell table:formula="of:=INT([.B15]) *[.$M$2] + [.D15]" office:value-type="float" office:value="1" calcext:value-type="float">
            <text:p/>
          </table:table-cell>
          <table:table-cell table:formula="of:=(INT([.B15]) * [.$M$2]) + INT(([.$M$2] * POWER([.$L$2]; MOD([.B15];1)) / [.$L$2]))" office:value-type="float" office:value="1" calcext:value-type="float">
            <text:p/>
          </table:table-cell>
          <table:table-cell table:formula="of:=FLOOR([.F15]/[.$M$2]; 1)" office:value-type="float" office:value="0" calcext:value-type="float">
            <text:p/>
          </table:table-cell>
          <table:table-cell table:formula="of:=MOD([.F15];[.$M$2])" office:value-type="float" office:value="1" calcext:value-type="float">
            <text:p/>
          </table:table-cell>
          <table:table-cell table:formula="of:=LOG([.H15]/[.$M$2];[.$L$2])+1 + 0.0000000001" office:value-type="float" office:value="0.522878745380338" calcext:value-type="float">
            <text:p/>
          </table:table-cell>
          <table:table-cell table:formula="of:=POWER([.$L$2];[.G15]+[.I15])" office:value-type="float" office:value="3.33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7] * 10" office:value-type="float" office:value="5" calcext:value-type="float">
            <text:p/>
          </table:table-cell>
          <table:table-cell table:formula="of:=LOG([.A16];[.L$2]) + 0.0001" office:value-type="float" office:value="0.699070004336019" calcext:value-type="float">
            <text:p/>
          </table:table-cell>
          <table:table-cell table:formula="of:=POWER([.L$2]; MOD([.B16]; 1))" office:value-type="float" office:value="5.00115142510412" calcext:value-type="float">
            <text:p/>
          </table:table-cell>
          <table:table-cell table:formula="of:=FLOOR([.C16]/([.$L$2]/[.$M$2]); 1)" office:value-type="float" office:value="1" calcext:value-type="float">
            <text:p/>
          </table:table-cell>
          <table:table-cell table:formula="of:=INT([.B16]) *[.$M$2] + [.D16]" office:value-type="float" office:value="1" calcext:value-type="float">
            <text:p/>
          </table:table-cell>
          <table:table-cell table:formula="of:=(INT([.B16]) * [.$M$2]) + INT(([.$M$2] * POWER([.$L$2]; MOD([.B16];1)) / [.$L$2]))" office:value-type="float" office:value="1" calcext:value-type="float">
            <text:p/>
          </table:table-cell>
          <table:table-cell table:formula="of:=FLOOR([.F16]/[.$M$2]; 1)" office:value-type="float" office:value="0" calcext:value-type="float">
            <text:p/>
          </table:table-cell>
          <table:table-cell table:formula="of:=MOD([.F16];[.$M$2])" office:value-type="float" office:value="1" calcext:value-type="float">
            <text:p/>
          </table:table-cell>
          <table:table-cell table:formula="of:=LOG([.H16]/[.$M$2];[.$L$2])+1 + 0.0000000001" office:value-type="float" office:value="0.522878745380338" calcext:value-type="float">
            <text:p/>
          </table:table-cell>
          <table:table-cell table:formula="of:=POWER([.$L$2];[.G16]+[.I16])" office:value-type="float" office:value="3.33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8] * 10" office:value-type="float" office:value="6" calcext:value-type="float">
            <text:p/>
          </table:table-cell>
          <table:table-cell table:formula="of:=LOG([.A17];[.L$2]) + 0.0001" office:value-type="float" office:value="0.778251250383644" calcext:value-type="float">
            <text:p/>
          </table:table-cell>
          <table:table-cell table:formula="of:=POWER([.L$2]; MOD([.B17]; 1))" office:value-type="float" office:value="6.00138171012495" calcext:value-type="float">
            <text:p/>
          </table:table-cell>
          <table:table-cell table:formula="of:=FLOOR([.C17]/([.$L$2]/[.$M$2]); 1)" office:value-type="float" office:value="1" calcext:value-type="float">
            <text:p/>
          </table:table-cell>
          <table:table-cell table:formula="of:=INT([.B17]) *[.$M$2] + [.D17]" office:value-type="float" office:value="1" calcext:value-type="float">
            <text:p/>
          </table:table-cell>
          <table:table-cell table:formula="of:=(INT([.B17]) * [.$M$2]) + INT(([.$M$2] * POWER([.$L$2]; MOD([.B17];1)) / [.$L$2]))" office:value-type="float" office:value="1" calcext:value-type="float">
            <text:p/>
          </table:table-cell>
          <table:table-cell table:formula="of:=FLOOR([.F17]/[.$M$2]; 1)" office:value-type="float" office:value="0" calcext:value-type="float">
            <text:p/>
          </table:table-cell>
          <table:table-cell table:formula="of:=MOD([.F17];[.$M$2])" office:value-type="float" office:value="1" calcext:value-type="float">
            <text:p/>
          </table:table-cell>
          <table:table-cell table:formula="of:=LOG([.H17]/[.$M$2];[.$L$2])+1 + 0.0000000001" office:value-type="float" office:value="0.522878745380338" calcext:value-type="float">
            <text:p/>
          </table:table-cell>
          <table:table-cell table:formula="of:=POWER([.$L$2];[.G17]+[.I17])" office:value-type="float" office:value="3.33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9] * 10" office:value-type="float" office:value="7" calcext:value-type="float">
            <text:p/>
          </table:table-cell>
          <table:table-cell table:formula="of:=LOG([.A18];[.L$2]) + 0.0001" office:value-type="float" office:value="0.845198040014257" calcext:value-type="float">
            <text:p/>
          </table:table-cell>
          <table:table-cell table:formula="of:=POWER([.L$2]; MOD([.B18]; 1))" office:value-type="float" office:value="7.00161199514577" calcext:value-type="float">
            <text:p/>
          </table:table-cell>
          <table:table-cell table:formula="of:=FLOOR([.C18]/([.$L$2]/[.$M$2]); 1)" office:value-type="float" office:value="2" calcext:value-type="float">
            <text:p/>
          </table:table-cell>
          <table:table-cell table:formula="of:=INT([.B18]) *[.$M$2] + [.D18]" office:value-type="float" office:value="2" calcext:value-type="float">
            <text:p/>
          </table:table-cell>
          <table:table-cell table:formula="of:=(INT([.B18]) * [.$M$2]) + INT(([.$M$2] * POWER([.$L$2]; MOD([.B18];1)) / [.$L$2]))" office:value-type="float" office:value="2" calcext:value-type="float">
            <text:p/>
          </table:table-cell>
          <table:table-cell table:formula="of:=FLOOR([.F18]/[.$M$2]; 1)" office:value-type="float" office:value="0" calcext:value-type="float">
            <text:p/>
          </table:table-cell>
          <table:table-cell table:formula="of:=MOD([.F18];[.$M$2])" office:value-type="float" office:value="2" calcext:value-type="float">
            <text:p/>
          </table:table-cell>
          <table:table-cell table:formula="of:=LOG([.H18]/[.$M$2];[.$L$2])+1 + 0.0000000001" office:value-type="float" office:value="0.823908741044319" calcext:value-type="float">
            <text:p/>
          </table:table-cell>
          <table:table-cell table:formula="of:=POWER([.$L$2];[.G18]+[.I18])" office:value-type="float" office:value="6.666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10] * 10" office:value-type="float" office:value="8" calcext:value-type="float">
            <text:p/>
          </table:table-cell>
          <table:table-cell table:formula="of:=LOG([.A19];[.L$2]) + 0.0001" office:value-type="float" office:value="0.903189986991943" calcext:value-type="float">
            <text:p/>
          </table:table-cell>
          <table:table-cell table:formula="of:=POWER([.L$2]; MOD([.B19]; 1))" office:value-type="float" office:value="8.0018422801666" calcext:value-type="float">
            <text:p/>
          </table:table-cell>
          <table:table-cell table:formula="of:=FLOOR([.C19]/([.$L$2]/[.$M$2]); 1)" office:value-type="float" office:value="2" calcext:value-type="float">
            <text:p/>
          </table:table-cell>
          <table:table-cell table:formula="of:=INT([.B19]) *[.$M$2] + [.D19]" office:value-type="float" office:value="2" calcext:value-type="float">
            <text:p/>
          </table:table-cell>
          <table:table-cell table:formula="of:=(INT([.B19]) * [.$M$2]) + INT(([.$M$2] * POWER([.$L$2]; MOD([.B19];1)) / [.$L$2]))" office:value-type="float" office:value="2" calcext:value-type="float">
            <text:p/>
          </table:table-cell>
          <table:table-cell table:formula="of:=FLOOR([.F19]/[.$M$2]; 1)" office:value-type="float" office:value="0" calcext:value-type="float">
            <text:p/>
          </table:table-cell>
          <table:table-cell table:formula="of:=MOD([.F19];[.$M$2])" office:value-type="float" office:value="2" calcext:value-type="float">
            <text:p/>
          </table:table-cell>
          <table:table-cell table:formula="of:=LOG([.H19]/[.$M$2];[.$L$2])+1 + 0.0000000001" office:value-type="float" office:value="0.823908741044319" calcext:value-type="float">
            <text:p/>
          </table:table-cell>
          <table:table-cell table:formula="of:=POWER([.$L$2];[.G19]+[.I19])" office:value-type="float" office:value="6.666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11] * 10" office:value-type="float" office:value="9" calcext:value-type="float">
            <text:p/>
          </table:table-cell>
          <table:table-cell table:formula="of:=LOG([.A20];[.L$2]) + 0.0001" office:value-type="float" office:value="0.954342509439325" calcext:value-type="float">
            <text:p/>
          </table:table-cell>
          <table:table-cell table:formula="of:=POWER([.L$2]; MOD([.B20]; 1))" office:value-type="float" office:value="9.00207256518742" calcext:value-type="float">
            <text:p/>
          </table:table-cell>
          <table:table-cell table:formula="of:=FLOOR([.C20]/([.$L$2]/[.$M$2]); 1)" office:value-type="float" office:value="2" calcext:value-type="float">
            <text:p/>
          </table:table-cell>
          <table:table-cell table:formula="of:=INT([.B20]) *[.$M$2] + [.D20]" office:value-type="float" office:value="2" calcext:value-type="float">
            <text:p/>
          </table:table-cell>
          <table:table-cell table:formula="of:=(INT([.B20]) * [.$M$2]) + INT(([.$M$2] * POWER([.$L$2]; MOD([.B20];1)) / [.$L$2]))" office:value-type="float" office:value="2" calcext:value-type="float">
            <text:p/>
          </table:table-cell>
          <table:table-cell table:formula="of:=FLOOR([.F20]/[.$M$2]; 1)" office:value-type="float" office:value="0" calcext:value-type="float">
            <text:p/>
          </table:table-cell>
          <table:table-cell table:formula="of:=MOD([.F20];[.$M$2])" office:value-type="float" office:value="2" calcext:value-type="float">
            <text:p/>
          </table:table-cell>
          <table:table-cell table:formula="of:=LOG([.H20]/[.$M$2];[.$L$2])+1 + 0.0000000001" office:value-type="float" office:value="0.823908741044319" calcext:value-type="float">
            <text:p/>
          </table:table-cell>
          <table:table-cell table:formula="of:=POWER([.$L$2];[.G20]+[.I20])" office:value-type="float" office:value="6.66666666820172" calcext:value-type="float">
            <text:p/>
          </table:table-cell>
          <table:table-cell table:number-columns-repeated="1014"/>
        </table:table-row>
        <table:table-row table:style-name="ro1">
          <table:table-cell table:style-name="ce5" table:formula="of:=[.A12] * 10" office:value-type="float" office:value="10" calcext:value-type="float">
            <text:p/>
          </table:table-cell>
          <table:table-cell table:style-name="ce7" table:formula="of:=LOG([.A21];[.L$2]) + 0.0001" office:value-type="float" office:value="1.0001" calcext:value-type="float">
            <text:p/>
          </table:table-cell>
          <table:table-cell table:style-name="ce7" table:formula="of:=POWER([.L$2]; MOD([.B21]; 1))" office:value-type="float" office:value="1.00023028502082" calcext:value-type="float">
            <text:p/>
          </table:table-cell>
          <table:table-cell table:style-name="ce5" table:formula="of:=FLOOR([.C21]/([.$L$2]/[.$M$2]); 1)" office:value-type="float" office:value="0" calcext:value-type="float">
            <text:p/>
          </table:table-cell>
          <table:table-cell table:style-name="ce13" table:formula="of:=INT([.B21]) *[.$M$2] + [.D21]" office:value-type="float" office:value="3" calcext:value-type="float">
            <text:p/>
          </table:table-cell>
          <table:table-cell table:style-name="ce19" table:formula="of:=(INT([.B21]) * [.$M$2]) + INT(([.$M$2] * POWER([.$L$2]; MOD([.B21];1)) / [.$L$2]))" office:value-type="float" office:value="3" calcext:value-type="float">
            <text:p/>
          </table:table-cell>
          <table:table-cell table:style-name="ce21" table:formula="of:=FLOOR([.F21]/[.$M$2]; 1)" office:value-type="float" office:value="1" calcext:value-type="float">
            <text:p/>
          </table:table-cell>
          <table:table-cell table:style-name="ce21" table:formula="of:=MOD([.F21];[.$M$2])" office:value-type="float" office:value="0" calcext:value-type="float">
            <text:p/>
          </table:table-cell>
          <table:table-cell table:style-name="ce21" table:formula="of:=LOG([.H21]/[.$M$2];[.$L$2])+1 + 0.0000000001" office:value-type="string" office:string-value="" calcext:value-type="error">
            <text:p/>
          </table:table-cell>
          <table:table-cell table:style-name="ce21" table:formula="of:=POWER([.$L$2];[.G21]+[.I21])" office:value-type="string" office:string-value="" calcext:value-type="error">
            <text:p/>
          </table:table-cell>
          <table:table-cell table:style-name="ce21" table:number-columns-repeated="1014"/>
        </table:table-row>
        <table:table-row table:style-name="ro1">
          <table:table-cell table:formula="of:=[.A13] * 10" office:value-type="float" office:value="20" calcext:value-type="float">
            <text:p/>
          </table:table-cell>
          <table:table-cell table:formula="of:=LOG([.A22];[.L$2]) + 0.0001" office:value-type="float" office:value="1.30112999566398" calcext:value-type="float">
            <text:p/>
          </table:table-cell>
          <table:table-cell table:formula="of:=POWER([.L$2]; MOD([.B22]; 1))" office:value-type="float" office:value="2.00046057004165" calcext:value-type="float">
            <text:p/>
          </table:table-cell>
          <table:table-cell table:formula="of:=FLOOR([.C22]/([.$L$2]/[.$M$2]); 1)" office:value-type="float" office:value="0" calcext:value-type="float">
            <text:p/>
          </table:table-cell>
          <table:table-cell table:formula="of:=INT([.B22]) *[.$M$2] + [.D22]" office:value-type="float" office:value="3" calcext:value-type="float">
            <text:p/>
          </table:table-cell>
          <table:table-cell table:formula="of:=(INT([.B22]) * [.$M$2]) + INT(([.$M$2] * POWER([.$L$2]; MOD([.B22];1)) / [.$L$2]))" office:value-type="float" office:value="3" calcext:value-type="float">
            <text:p/>
          </table:table-cell>
          <table:table-cell table:formula="of:=FLOOR([.F22]/[.$M$2]; 1)" office:value-type="float" office:value="1" calcext:value-type="float">
            <text:p/>
          </table:table-cell>
          <table:table-cell table:formula="of:=MOD([.F22];[.$M$2])" office:value-type="float" office:value="0" calcext:value-type="float">
            <text:p/>
          </table:table-cell>
          <table:table-cell table:formula="of:=LOG([.H22]/[.$M$2];[.$L$2])+1 + 0.0000000001" office:value-type="string" office:string-value="" calcext:value-type="error">
            <text:p/>
          </table:table-cell>
          <table:table-cell table:formula="of:=POWER([.$L$2];[.G22]+[.I22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14] * 10" office:value-type="float" office:value="30" calcext:value-type="float">
            <text:p/>
          </table:table-cell>
          <table:table-cell table:formula="of:=LOG([.A23];[.L$2]) + 0.0001" office:value-type="float" office:value="1.47722125471966" calcext:value-type="float">
            <text:p/>
          </table:table-cell>
          <table:table-cell table:formula="of:=POWER([.L$2]; MOD([.B23]; 1))" office:value-type="float" office:value="3.00069085506247" calcext:value-type="float">
            <text:p/>
          </table:table-cell>
          <table:table-cell table:formula="of:=FLOOR([.C23]/([.$L$2]/[.$M$2]); 1)" office:value-type="float" office:value="0" calcext:value-type="float">
            <text:p/>
          </table:table-cell>
          <table:table-cell table:formula="of:=INT([.B23]) *[.$M$2] + [.D23]" office:value-type="float" office:value="3" calcext:value-type="float">
            <text:p/>
          </table:table-cell>
          <table:table-cell table:formula="of:=(INT([.B23]) * [.$M$2]) + INT(([.$M$2] * POWER([.$L$2]; MOD([.B23];1)) / [.$L$2]))" office:value-type="float" office:value="3" calcext:value-type="float">
            <text:p/>
          </table:table-cell>
          <table:table-cell table:formula="of:=FLOOR([.F23]/[.$M$2]; 1)" office:value-type="float" office:value="1" calcext:value-type="float">
            <text:p/>
          </table:table-cell>
          <table:table-cell table:formula="of:=MOD([.F23];[.$M$2])" office:value-type="float" office:value="0" calcext:value-type="float">
            <text:p/>
          </table:table-cell>
          <table:table-cell table:formula="of:=LOG([.H23]/[.$M$2];[.$L$2])+1 + 0.0000000001" office:value-type="string" office:string-value="" calcext:value-type="error">
            <text:p/>
          </table:table-cell>
          <table:table-cell table:formula="of:=POWER([.$L$2];[.G23]+[.I23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15] * 10" office:value-type="float" office:value="40" calcext:value-type="float">
            <text:p/>
          </table:table-cell>
          <table:table-cell table:formula="of:=LOG([.A24];[.L$2]) + 0.0001" office:value-type="float" office:value="1.60215999132796" calcext:value-type="float">
            <text:p/>
          </table:table-cell>
          <table:table-cell table:formula="of:=POWER([.L$2]; MOD([.B24]; 1))" office:value-type="float" office:value="4.0009211400833" calcext:value-type="float">
            <text:p/>
          </table:table-cell>
          <table:table-cell table:formula="of:=FLOOR([.C24]/([.$L$2]/[.$M$2]); 1)" office:value-type="float" office:value="1" calcext:value-type="float">
            <text:p/>
          </table:table-cell>
          <table:table-cell table:formula="of:=INT([.B24]) *[.$M$2] + [.D24]" office:value-type="float" office:value="4" calcext:value-type="float">
            <text:p/>
          </table:table-cell>
          <table:table-cell table:formula="of:=(INT([.B24]) * [.$M$2]) + INT(([.$M$2] * POWER([.$L$2]; MOD([.B24];1)) / [.$L$2]))" office:value-type="float" office:value="4" calcext:value-type="float">
            <text:p/>
          </table:table-cell>
          <table:table-cell table:formula="of:=FLOOR([.F24]/[.$M$2]; 1)" office:value-type="float" office:value="1" calcext:value-type="float">
            <text:p/>
          </table:table-cell>
          <table:table-cell table:formula="of:=MOD([.F24];[.$M$2])" office:value-type="float" office:value="1" calcext:value-type="float">
            <text:p/>
          </table:table-cell>
          <table:table-cell table:formula="of:=LOG([.H24]/[.$M$2];[.$L$2])+1 + 0.0000000001" office:value-type="float" office:value="0.522878745380338" calcext:value-type="float">
            <text:p/>
          </table:table-cell>
          <table:table-cell table:formula="of:=POWER([.$L$2];[.G24]+[.I24])" office:value-type="float" office:value="33.3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16] * 10" office:value-type="float" office:value="50" calcext:value-type="float">
            <text:p/>
          </table:table-cell>
          <table:table-cell table:formula="of:=LOG([.A25];[.L$2]) + 0.0001" office:value-type="float" office:value="1.69907000433602" calcext:value-type="float">
            <text:p/>
          </table:table-cell>
          <table:table-cell table:formula="of:=POWER([.L$2]; MOD([.B25]; 1))" office:value-type="float" office:value="5.00115142510412" calcext:value-type="float">
            <text:p/>
          </table:table-cell>
          <table:table-cell table:formula="of:=FLOOR([.C25]/([.$L$2]/[.$M$2]); 1)" office:value-type="float" office:value="1" calcext:value-type="float">
            <text:p/>
          </table:table-cell>
          <table:table-cell table:formula="of:=INT([.B25]) *[.$M$2] + [.D25]" office:value-type="float" office:value="4" calcext:value-type="float">
            <text:p/>
          </table:table-cell>
          <table:table-cell table:formula="of:=(INT([.B25]) * [.$M$2]) + INT(([.$M$2] * POWER([.$L$2]; MOD([.B25];1)) / [.$L$2]))" office:value-type="float" office:value="4" calcext:value-type="float">
            <text:p/>
          </table:table-cell>
          <table:table-cell table:formula="of:=FLOOR([.F25]/[.$M$2]; 1)" office:value-type="float" office:value="1" calcext:value-type="float">
            <text:p/>
          </table:table-cell>
          <table:table-cell table:formula="of:=MOD([.F25];[.$M$2])" office:value-type="float" office:value="1" calcext:value-type="float">
            <text:p/>
          </table:table-cell>
          <table:table-cell table:formula="of:=LOG([.H25]/[.$M$2];[.$L$2])+1 + 0.0000000001" office:value-type="float" office:value="0.522878745380338" calcext:value-type="float">
            <text:p/>
          </table:table-cell>
          <table:table-cell table:formula="of:=POWER([.$L$2];[.G25]+[.I25])" office:value-type="float" office:value="33.3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17] * 10" office:value-type="float" office:value="60" calcext:value-type="float">
            <text:p/>
          </table:table-cell>
          <table:table-cell table:formula="of:=LOG([.A26];[.L$2]) + 0.0001" office:value-type="float" office:value="1.77825125038364" calcext:value-type="float">
            <text:p/>
          </table:table-cell>
          <table:table-cell table:formula="of:=POWER([.L$2]; MOD([.B26]; 1))" office:value-type="float" office:value="6.00138171012495" calcext:value-type="float">
            <text:p/>
          </table:table-cell>
          <table:table-cell table:formula="of:=FLOOR([.C26]/([.$L$2]/[.$M$2]); 1)" office:value-type="float" office:value="1" calcext:value-type="float">
            <text:p/>
          </table:table-cell>
          <table:table-cell table:formula="of:=INT([.B26]) *[.$M$2] + [.D26]" office:value-type="float" office:value="4" calcext:value-type="float">
            <text:p/>
          </table:table-cell>
          <table:table-cell table:formula="of:=(INT([.B26]) * [.$M$2]) + INT(([.$M$2] * POWER([.$L$2]; MOD([.B26];1)) / [.$L$2]))" office:value-type="float" office:value="4" calcext:value-type="float">
            <text:p/>
          </table:table-cell>
          <table:table-cell table:formula="of:=FLOOR([.F26]/[.$M$2]; 1)" office:value-type="float" office:value="1" calcext:value-type="float">
            <text:p/>
          </table:table-cell>
          <table:table-cell table:formula="of:=MOD([.F26];[.$M$2])" office:value-type="float" office:value="1" calcext:value-type="float">
            <text:p/>
          </table:table-cell>
          <table:table-cell table:formula="of:=LOG([.H26]/[.$M$2];[.$L$2])+1 + 0.0000000001" office:value-type="float" office:value="0.522878745380338" calcext:value-type="float">
            <text:p/>
          </table:table-cell>
          <table:table-cell table:formula="of:=POWER([.$L$2];[.G26]+[.I26])" office:value-type="float" office:value="33.3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18] * 10" office:value-type="float" office:value="70" calcext:value-type="float">
            <text:p/>
          </table:table-cell>
          <table:table-cell table:formula="of:=LOG([.A27];[.L$2]) + 0.0001" office:value-type="float" office:value="1.84519804001426" calcext:value-type="float">
            <text:p/>
          </table:table-cell>
          <table:table-cell table:formula="of:=POWER([.L$2]; MOD([.B27]; 1))" office:value-type="float" office:value="7.00161199514577" calcext:value-type="float">
            <text:p/>
          </table:table-cell>
          <table:table-cell table:formula="of:=FLOOR([.C27]/([.$L$2]/[.$M$2]); 1)" office:value-type="float" office:value="2" calcext:value-type="float">
            <text:p/>
          </table:table-cell>
          <table:table-cell table:formula="of:=INT([.B27]) *[.$M$2] + [.D27]" office:value-type="float" office:value="5" calcext:value-type="float">
            <text:p/>
          </table:table-cell>
          <table:table-cell table:formula="of:=(INT([.B27]) * [.$M$2]) + INT(([.$M$2] * POWER([.$L$2]; MOD([.B27];1)) / [.$L$2]))" office:value-type="float" office:value="5" calcext:value-type="float">
            <text:p/>
          </table:table-cell>
          <table:table-cell table:formula="of:=FLOOR([.F27]/[.$M$2]; 1)" office:value-type="float" office:value="1" calcext:value-type="float">
            <text:p/>
          </table:table-cell>
          <table:table-cell table:formula="of:=MOD([.F27];[.$M$2])" office:value-type="float" office:value="2" calcext:value-type="float">
            <text:p/>
          </table:table-cell>
          <table:table-cell table:formula="of:=LOG([.H27]/[.$M$2];[.$L$2])+1 + 0.0000000001" office:value-type="float" office:value="0.823908741044319" calcext:value-type="float">
            <text:p/>
          </table:table-cell>
          <table:table-cell table:formula="of:=POWER([.$L$2];[.G27]+[.I27])" office:value-type="float" office:value="66.66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19] * 10" office:value-type="float" office:value="80" calcext:value-type="float">
            <text:p/>
          </table:table-cell>
          <table:table-cell table:formula="of:=LOG([.A28];[.L$2]) + 0.0001" office:value-type="float" office:value="1.90318998699194" calcext:value-type="float">
            <text:p/>
          </table:table-cell>
          <table:table-cell table:formula="of:=POWER([.L$2]; MOD([.B28]; 1))" office:value-type="float" office:value="8.00184228016659" calcext:value-type="float">
            <text:p/>
          </table:table-cell>
          <table:table-cell table:formula="of:=FLOOR([.C28]/([.$L$2]/[.$M$2]); 1)" office:value-type="float" office:value="2" calcext:value-type="float">
            <text:p/>
          </table:table-cell>
          <table:table-cell table:formula="of:=INT([.B28]) *[.$M$2] + [.D28]" office:value-type="float" office:value="5" calcext:value-type="float">
            <text:p/>
          </table:table-cell>
          <table:table-cell table:formula="of:=(INT([.B28]) * [.$M$2]) + INT(([.$M$2] * POWER([.$L$2]; MOD([.B28];1)) / [.$L$2]))" office:value-type="float" office:value="5" calcext:value-type="float">
            <text:p/>
          </table:table-cell>
          <table:table-cell table:formula="of:=FLOOR([.F28]/[.$M$2]; 1)" office:value-type="float" office:value="1" calcext:value-type="float">
            <text:p/>
          </table:table-cell>
          <table:table-cell table:formula="of:=MOD([.F28];[.$M$2])" office:value-type="float" office:value="2" calcext:value-type="float">
            <text:p/>
          </table:table-cell>
          <table:table-cell table:formula="of:=LOG([.H28]/[.$M$2];[.$L$2])+1 + 0.0000000001" office:value-type="float" office:value="0.823908741044319" calcext:value-type="float">
            <text:p/>
          </table:table-cell>
          <table:table-cell table:formula="of:=POWER([.$L$2];[.G28]+[.I28])" office:value-type="float" office:value="66.66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20] * 10" office:value-type="float" office:value="90" calcext:value-type="float">
            <text:p/>
          </table:table-cell>
          <table:table-cell table:formula="of:=LOG([.A29];[.L$2]) + 0.0001" office:value-type="float" office:value="1.95434250943932" calcext:value-type="float">
            <text:p/>
          </table:table-cell>
          <table:table-cell table:formula="of:=POWER([.L$2]; MOD([.B29]; 1))" office:value-type="float" office:value="9.00207256518742" calcext:value-type="float">
            <text:p/>
          </table:table-cell>
          <table:table-cell table:formula="of:=FLOOR([.C29]/([.$L$2]/[.$M$2]); 1)" office:value-type="float" office:value="2" calcext:value-type="float">
            <text:p/>
          </table:table-cell>
          <table:table-cell table:formula="of:=INT([.B29]) *[.$M$2] + [.D29]" office:value-type="float" office:value="5" calcext:value-type="float">
            <text:p/>
          </table:table-cell>
          <table:table-cell table:formula="of:=(INT([.B29]) * [.$M$2]) + INT(([.$M$2] * POWER([.$L$2]; MOD([.B29];1)) / [.$L$2]))" office:value-type="float" office:value="5" calcext:value-type="float">
            <text:p/>
          </table:table-cell>
          <table:table-cell table:formula="of:=FLOOR([.F29]/[.$M$2]; 1)" office:value-type="float" office:value="1" calcext:value-type="float">
            <text:p/>
          </table:table-cell>
          <table:table-cell table:formula="of:=MOD([.F29];[.$M$2])" office:value-type="float" office:value="2" calcext:value-type="float">
            <text:p/>
          </table:table-cell>
          <table:table-cell table:formula="of:=LOG([.H29]/[.$M$2];[.$L$2])+1 + 0.0000000001" office:value-type="float" office:value="0.823908741044319" calcext:value-type="float">
            <text:p/>
          </table:table-cell>
          <table:table-cell table:formula="of:=POWER([.$L$2];[.G29]+[.I29])" office:value-type="float" office:value="66.6666666820172" calcext:value-type="float">
            <text:p/>
          </table:table-cell>
          <table:table-cell table:number-columns-repeated="1014"/>
        </table:table-row>
        <table:table-row table:style-name="ro1">
          <table:table-cell table:style-name="ce5" table:formula="of:=[.A21] * 10" office:value-type="float" office:value="100" calcext:value-type="float">
            <text:p/>
          </table:table-cell>
          <table:table-cell table:style-name="ce7" table:formula="of:=LOG([.A30];[.L$2]) + 0.0001" office:value-type="float" office:value="2.0001" calcext:value-type="float">
            <text:p/>
          </table:table-cell>
          <table:table-cell table:style-name="ce7" table:formula="of:=POWER([.L$2]; MOD([.B30]; 1))" office:value-type="float" office:value="1.00023028502083" calcext:value-type="float">
            <text:p/>
          </table:table-cell>
          <table:table-cell table:style-name="ce5" table:formula="of:=FLOOR([.C30]/([.$L$2]/[.$M$2]); 1)" office:value-type="float" office:value="0" calcext:value-type="float">
            <text:p/>
          </table:table-cell>
          <table:table-cell table:style-name="ce13" table:formula="of:=INT([.B30]) *[.$M$2] + [.D30]" office:value-type="float" office:value="6" calcext:value-type="float">
            <text:p/>
          </table:table-cell>
          <table:table-cell table:style-name="ce19" table:formula="of:=(INT([.B30]) * [.$M$2]) + INT(([.$M$2] * POWER([.$L$2]; MOD([.B30];1)) / [.$L$2]))" office:value-type="float" office:value="6" calcext:value-type="float">
            <text:p/>
          </table:table-cell>
          <table:table-cell table:style-name="ce21" table:formula="of:=FLOOR([.F30]/[.$M$2]; 1)" office:value-type="float" office:value="2" calcext:value-type="float">
            <text:p/>
          </table:table-cell>
          <table:table-cell table:style-name="ce21" table:formula="of:=MOD([.F30];[.$M$2])" office:value-type="float" office:value="0" calcext:value-type="float">
            <text:p/>
          </table:table-cell>
          <table:table-cell table:style-name="ce21" table:formula="of:=LOG([.H30]/[.$M$2];[.$L$2])+1 + 0.0000000001" office:value-type="string" office:string-value="" calcext:value-type="error">
            <text:p/>
          </table:table-cell>
          <table:table-cell table:style-name="ce21" table:formula="of:=POWER([.$L$2];[.G30]+[.I30])" office:value-type="string" office:string-value="" calcext:value-type="error">
            <text:p/>
          </table:table-cell>
          <table:table-cell table:style-name="ce21" table:number-columns-repeated="1014"/>
        </table:table-row>
        <table:table-row table:style-name="ro1">
          <table:table-cell table:formula="of:=[.A22] * 10" office:value-type="float" office:value="200" calcext:value-type="float">
            <text:p/>
          </table:table-cell>
          <table:table-cell table:formula="of:=LOG([.A31];[.L$2]) + 0.0001" office:value-type="float" office:value="2.30112999566398" calcext:value-type="float">
            <text:p/>
          </table:table-cell>
          <table:table-cell table:formula="of:=POWER([.L$2]; MOD([.B31]; 1))" office:value-type="float" office:value="2.00046057004165" calcext:value-type="float">
            <text:p/>
          </table:table-cell>
          <table:table-cell table:formula="of:=FLOOR([.C31]/([.$L$2]/[.$M$2]); 1)" office:value-type="float" office:value="0" calcext:value-type="float">
            <text:p/>
          </table:table-cell>
          <table:table-cell table:formula="of:=INT([.B31]) *[.$M$2] + [.D31]" office:value-type="float" office:value="6" calcext:value-type="float">
            <text:p/>
          </table:table-cell>
          <table:table-cell table:formula="of:=(INT([.B31]) * [.$M$2]) + INT(([.$M$2] * POWER([.$L$2]; MOD([.B31];1)) / [.$L$2]))" office:value-type="float" office:value="6" calcext:value-type="float">
            <text:p/>
          </table:table-cell>
          <table:table-cell table:formula="of:=FLOOR([.F31]/[.$M$2]; 1)" office:value-type="float" office:value="2" calcext:value-type="float">
            <text:p/>
          </table:table-cell>
          <table:table-cell table:formula="of:=MOD([.F31];[.$M$2])" office:value-type="float" office:value="0" calcext:value-type="float">
            <text:p/>
          </table:table-cell>
          <table:table-cell table:formula="of:=LOG([.H31]/[.$M$2];[.$L$2])+1 + 0.0000000001" office:value-type="string" office:string-value="" calcext:value-type="error">
            <text:p/>
          </table:table-cell>
          <table:table-cell table:formula="of:=POWER([.$L$2];[.G31]+[.I31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23] * 10" office:value-type="float" office:value="300" calcext:value-type="float">
            <text:p/>
          </table:table-cell>
          <table:table-cell table:formula="of:=LOG([.A32];[.L$2]) + 0.0001" office:value-type="float" office:value="2.47722125471966" calcext:value-type="float">
            <text:p/>
          </table:table-cell>
          <table:table-cell table:formula="of:=POWER([.L$2]; MOD([.B32]; 1))" office:value-type="float" office:value="3.00069085506247" calcext:value-type="float">
            <text:p/>
          </table:table-cell>
          <table:table-cell table:formula="of:=FLOOR([.C32]/([.$L$2]/[.$M$2]); 1)" office:value-type="float" office:value="0" calcext:value-type="float">
            <text:p/>
          </table:table-cell>
          <table:table-cell table:formula="of:=INT([.B32]) *[.$M$2] + [.D32]" office:value-type="float" office:value="6" calcext:value-type="float">
            <text:p/>
          </table:table-cell>
          <table:table-cell table:formula="of:=(INT([.B32]) * [.$M$2]) + INT(([.$M$2] * POWER([.$L$2]; MOD([.B32];1)) / [.$L$2]))" office:value-type="float" office:value="6" calcext:value-type="float">
            <text:p/>
          </table:table-cell>
          <table:table-cell table:formula="of:=FLOOR([.F32]/[.$M$2]; 1)" office:value-type="float" office:value="2" calcext:value-type="float">
            <text:p/>
          </table:table-cell>
          <table:table-cell table:formula="of:=MOD([.F32];[.$M$2])" office:value-type="float" office:value="0" calcext:value-type="float">
            <text:p/>
          </table:table-cell>
          <table:table-cell table:formula="of:=LOG([.H32]/[.$M$2];[.$L$2])+1 + 0.0000000001" office:value-type="string" office:string-value="" calcext:value-type="error">
            <text:p/>
          </table:table-cell>
          <table:table-cell table:formula="of:=POWER([.$L$2];[.G32]+[.I32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24] * 10" office:value-type="float" office:value="400" calcext:value-type="float">
            <text:p/>
          </table:table-cell>
          <table:table-cell table:formula="of:=LOG([.A33];[.L$2]) + 0.0001" office:value-type="float" office:value="2.60215999132796" calcext:value-type="float">
            <text:p/>
          </table:table-cell>
          <table:table-cell table:formula="of:=POWER([.L$2]; MOD([.B33]; 1))" office:value-type="float" office:value="4.0009211400833" calcext:value-type="float">
            <text:p/>
          </table:table-cell>
          <table:table-cell table:formula="of:=FLOOR([.C33]/([.$L$2]/[.$M$2]); 1)" office:value-type="float" office:value="1" calcext:value-type="float">
            <text:p/>
          </table:table-cell>
          <table:table-cell table:formula="of:=INT([.B33]) *[.$M$2] + [.D33]" office:value-type="float" office:value="7" calcext:value-type="float">
            <text:p/>
          </table:table-cell>
          <table:table-cell table:formula="of:=(INT([.B33]) * [.$M$2]) + INT(([.$M$2] * POWER([.$L$2]; MOD([.B33];1)) / [.$L$2]))" office:value-type="float" office:value="7" calcext:value-type="float">
            <text:p/>
          </table:table-cell>
          <table:table-cell table:formula="of:=FLOOR([.F33]/[.$M$2]; 1)" office:value-type="float" office:value="2" calcext:value-type="float">
            <text:p/>
          </table:table-cell>
          <table:table-cell table:formula="of:=MOD([.F33];[.$M$2])" office:value-type="float" office:value="1" calcext:value-type="float">
            <text:p/>
          </table:table-cell>
          <table:table-cell table:formula="of:=LOG([.H33]/[.$M$2];[.$L$2])+1 + 0.0000000001" office:value-type="float" office:value="0.522878745380338" calcext:value-type="float">
            <text:p/>
          </table:table-cell>
          <table:table-cell table:formula="of:=POWER([.$L$2];[.G33]+[.I33])" office:value-type="float" office:value="333.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25] * 10" office:value-type="float" office:value="500" calcext:value-type="float">
            <text:p/>
          </table:table-cell>
          <table:table-cell table:formula="of:=LOG([.A34];[.L$2]) + 0.0001" office:value-type="float" office:value="2.69907000433602" calcext:value-type="float">
            <text:p/>
          </table:table-cell>
          <table:table-cell table:formula="of:=POWER([.L$2]; MOD([.B34]; 1))" office:value-type="float" office:value="5.00115142510412" calcext:value-type="float">
            <text:p/>
          </table:table-cell>
          <table:table-cell table:formula="of:=FLOOR([.C34]/([.$L$2]/[.$M$2]); 1)" office:value-type="float" office:value="1" calcext:value-type="float">
            <text:p/>
          </table:table-cell>
          <table:table-cell table:formula="of:=INT([.B34]) *[.$M$2] + [.D34]" office:value-type="float" office:value="7" calcext:value-type="float">
            <text:p/>
          </table:table-cell>
          <table:table-cell table:formula="of:=(INT([.B34]) * [.$M$2]) + INT(([.$M$2] * POWER([.$L$2]; MOD([.B34];1)) / [.$L$2]))" office:value-type="float" office:value="7" calcext:value-type="float">
            <text:p/>
          </table:table-cell>
          <table:table-cell table:formula="of:=FLOOR([.F34]/[.$M$2]; 1)" office:value-type="float" office:value="2" calcext:value-type="float">
            <text:p/>
          </table:table-cell>
          <table:table-cell table:formula="of:=MOD([.F34];[.$M$2])" office:value-type="float" office:value="1" calcext:value-type="float">
            <text:p/>
          </table:table-cell>
          <table:table-cell table:formula="of:=LOG([.H34]/[.$M$2];[.$L$2])+1 + 0.0000000001" office:value-type="float" office:value="0.522878745380338" calcext:value-type="float">
            <text:p/>
          </table:table-cell>
          <table:table-cell table:formula="of:=POWER([.$L$2];[.G34]+[.I34])" office:value-type="float" office:value="333.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26] * 10" office:value-type="float" office:value="600" calcext:value-type="float">
            <text:p/>
          </table:table-cell>
          <table:table-cell table:formula="of:=LOG([.A35];[.L$2]) + 0.0001" office:value-type="float" office:value="2.77825125038364" calcext:value-type="float">
            <text:p/>
          </table:table-cell>
          <table:table-cell table:formula="of:=POWER([.L$2]; MOD([.B35]; 1))" office:value-type="float" office:value="6.00138171012495" calcext:value-type="float">
            <text:p/>
          </table:table-cell>
          <table:table-cell table:formula="of:=FLOOR([.C35]/([.$L$2]/[.$M$2]); 1)" office:value-type="float" office:value="1" calcext:value-type="float">
            <text:p/>
          </table:table-cell>
          <table:table-cell table:formula="of:=INT([.B35]) *[.$M$2] + [.D35]" office:value-type="float" office:value="7" calcext:value-type="float">
            <text:p/>
          </table:table-cell>
          <table:table-cell table:formula="of:=(INT([.B35]) * [.$M$2]) + INT(([.$M$2] * POWER([.$L$2]; MOD([.B35];1)) / [.$L$2]))" office:value-type="float" office:value="7" calcext:value-type="float">
            <text:p/>
          </table:table-cell>
          <table:table-cell table:formula="of:=FLOOR([.F35]/[.$M$2]; 1)" office:value-type="float" office:value="2" calcext:value-type="float">
            <text:p/>
          </table:table-cell>
          <table:table-cell table:formula="of:=MOD([.F35];[.$M$2])" office:value-type="float" office:value="1" calcext:value-type="float">
            <text:p/>
          </table:table-cell>
          <table:table-cell table:formula="of:=LOG([.H35]/[.$M$2];[.$L$2])+1 + 0.0000000001" office:value-type="float" office:value="0.522878745380338" calcext:value-type="float">
            <text:p/>
          </table:table-cell>
          <table:table-cell table:formula="of:=POWER([.$L$2];[.G35]+[.I35])" office:value-type="float" office:value="333.3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27] * 10" office:value-type="float" office:value="700" calcext:value-type="float">
            <text:p/>
          </table:table-cell>
          <table:table-cell table:formula="of:=LOG([.A36];[.L$2]) + 0.0001" office:value-type="float" office:value="2.84519804001426" calcext:value-type="float">
            <text:p/>
          </table:table-cell>
          <table:table-cell table:formula="of:=POWER([.L$2]; MOD([.B36]; 1))" office:value-type="float" office:value="7.00161199514578" calcext:value-type="float">
            <text:p/>
          </table:table-cell>
          <table:table-cell table:formula="of:=FLOOR([.C36]/([.$L$2]/[.$M$2]); 1)" office:value-type="float" office:value="2" calcext:value-type="float">
            <text:p/>
          </table:table-cell>
          <table:table-cell table:formula="of:=INT([.B36]) *[.$M$2] + [.D36]" office:value-type="float" office:value="8" calcext:value-type="float">
            <text:p/>
          </table:table-cell>
          <table:table-cell table:formula="of:=(INT([.B36]) * [.$M$2]) + INT(([.$M$2] * POWER([.$L$2]; MOD([.B36];1)) / [.$L$2]))" office:value-type="float" office:value="8" calcext:value-type="float">
            <text:p/>
          </table:table-cell>
          <table:table-cell table:formula="of:=FLOOR([.F36]/[.$M$2]; 1)" office:value-type="float" office:value="2" calcext:value-type="float">
            <text:p/>
          </table:table-cell>
          <table:table-cell table:formula="of:=MOD([.F36];[.$M$2])" office:value-type="float" office:value="2" calcext:value-type="float">
            <text:p/>
          </table:table-cell>
          <table:table-cell table:formula="of:=LOG([.H36]/[.$M$2];[.$L$2])+1 + 0.0000000001" office:value-type="float" office:value="0.823908741044319" calcext:value-type="float">
            <text:p/>
          </table:table-cell>
          <table:table-cell table:formula="of:=POWER([.$L$2];[.G36]+[.I36])" office:value-type="float" office:value="666.6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28] * 10" office:value-type="float" office:value="800" calcext:value-type="float">
            <text:p/>
          </table:table-cell>
          <table:table-cell table:formula="of:=LOG([.A37];[.L$2]) + 0.0001" office:value-type="float" office:value="2.90318998699194" calcext:value-type="float">
            <text:p/>
          </table:table-cell>
          <table:table-cell table:formula="of:=POWER([.L$2]; MOD([.B37]; 1))" office:value-type="float" office:value="8.0018422801666" calcext:value-type="float">
            <text:p/>
          </table:table-cell>
          <table:table-cell table:formula="of:=FLOOR([.C37]/([.$L$2]/[.$M$2]); 1)" office:value-type="float" office:value="2" calcext:value-type="float">
            <text:p/>
          </table:table-cell>
          <table:table-cell table:formula="of:=INT([.B37]) *[.$M$2] + [.D37]" office:value-type="float" office:value="8" calcext:value-type="float">
            <text:p/>
          </table:table-cell>
          <table:table-cell table:formula="of:=(INT([.B37]) * [.$M$2]) + INT(([.$M$2] * POWER([.$L$2]; MOD([.B37];1)) / [.$L$2]))" office:value-type="float" office:value="8" calcext:value-type="float">
            <text:p/>
          </table:table-cell>
          <table:table-cell table:formula="of:=FLOOR([.F37]/[.$M$2]; 1)" office:value-type="float" office:value="2" calcext:value-type="float">
            <text:p/>
          </table:table-cell>
          <table:table-cell table:formula="of:=MOD([.F37];[.$M$2])" office:value-type="float" office:value="2" calcext:value-type="float">
            <text:p/>
          </table:table-cell>
          <table:table-cell table:formula="of:=LOG([.H37]/[.$M$2];[.$L$2])+1 + 0.0000000001" office:value-type="float" office:value="0.823908741044319" calcext:value-type="float">
            <text:p/>
          </table:table-cell>
          <table:table-cell table:formula="of:=POWER([.$L$2];[.G37]+[.I37])" office:value-type="float" office:value="666.6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29] * 10" office:value-type="float" office:value="900" calcext:value-type="float">
            <text:p/>
          </table:table-cell>
          <table:table-cell table:formula="of:=LOG([.A38];[.L$2]) + 0.0001" office:value-type="float" office:value="2.95434250943932" calcext:value-type="float">
            <text:p/>
          </table:table-cell>
          <table:table-cell table:formula="of:=POWER([.L$2]; MOD([.B38]; 1))" office:value-type="float" office:value="9.00207256518742" calcext:value-type="float">
            <text:p/>
          </table:table-cell>
          <table:table-cell table:formula="of:=FLOOR([.C38]/([.$L$2]/[.$M$2]); 1)" office:value-type="float" office:value="2" calcext:value-type="float">
            <text:p/>
          </table:table-cell>
          <table:table-cell table:formula="of:=INT([.B38]) *[.$M$2] + [.D38]" office:value-type="float" office:value="8" calcext:value-type="float">
            <text:p/>
          </table:table-cell>
          <table:table-cell table:formula="of:=(INT([.B38]) * [.$M$2]) + INT(([.$M$2] * POWER([.$L$2]; MOD([.B38];1)) / [.$L$2]))" office:value-type="float" office:value="8" calcext:value-type="float">
            <text:p/>
          </table:table-cell>
          <table:table-cell table:formula="of:=FLOOR([.F38]/[.$M$2]; 1)" office:value-type="float" office:value="2" calcext:value-type="float">
            <text:p/>
          </table:table-cell>
          <table:table-cell table:formula="of:=MOD([.F38];[.$M$2])" office:value-type="float" office:value="2" calcext:value-type="float">
            <text:p/>
          </table:table-cell>
          <table:table-cell table:formula="of:=LOG([.H38]/[.$M$2];[.$L$2])+1 + 0.0000000001" office:value-type="float" office:value="0.823908741044319" calcext:value-type="float">
            <text:p/>
          </table:table-cell>
          <table:table-cell table:formula="of:=POWER([.$L$2];[.G38]+[.I38])" office:value-type="float" office:value="666.666666820172" calcext:value-type="float">
            <text:p/>
          </table:table-cell>
          <table:table-cell table:number-columns-repeated="1014"/>
        </table:table-row>
        <table:table-row table:style-name="ro1">
          <table:table-cell table:style-name="ce5" table:formula="of:=[.A30] * 10" office:value-type="float" office:value="1000" calcext:value-type="float">
            <text:p/>
          </table:table-cell>
          <table:table-cell table:style-name="ce7" table:formula="of:=LOG([.A39];[.L$2]) + 0.0001" office:value-type="float" office:value="3.0001" calcext:value-type="float">
            <text:p/>
          </table:table-cell>
          <table:table-cell table:style-name="ce9" table:formula="of:=POWER([.L$2]; MOD([.B39]; 1))" office:value-type="float" office:value="1.00023028502082" calcext:value-type="float">
            <text:p/>
          </table:table-cell>
          <table:table-cell table:style-name="ce10" table:formula="of:=FLOOR([.C39]/([.$L$2]/[.$M$2]); 1)" office:value-type="float" office:value="0" calcext:value-type="float">
            <text:p/>
          </table:table-cell>
          <table:table-cell table:style-name="ce15" table:formula="of:=INT([.B39]) *[.$M$2] + [.D39]" office:value-type="float" office:value="9" calcext:value-type="float">
            <text:p/>
          </table:table-cell>
          <table:table-cell table:style-name="ce19" table:formula="of:=(INT([.B39]) * [.$M$2]) + INT(([.$M$2] * POWER([.$L$2]; MOD([.B39];1)) / [.$L$2]))" office:value-type="float" office:value="9" calcext:value-type="float">
            <text:p/>
          </table:table-cell>
          <table:table-cell table:style-name="ce21" table:formula="of:=FLOOR([.F39]/[.$M$2]; 1)" office:value-type="float" office:value="3" calcext:value-type="float">
            <text:p/>
          </table:table-cell>
          <table:table-cell table:style-name="ce21" table:formula="of:=MOD([.F39];[.$M$2])" office:value-type="float" office:value="0" calcext:value-type="float">
            <text:p/>
          </table:table-cell>
          <table:table-cell table:style-name="ce21" table:formula="of:=LOG([.H39]/[.$M$2];[.$L$2])+1 + 0.0000000001" office:value-type="string" office:string-value="" calcext:value-type="error">
            <text:p/>
          </table:table-cell>
          <table:table-cell table:style-name="ce21" table:formula="of:=POWER([.$L$2];[.G39]+[.I39])" office:value-type="string" office:string-value="" calcext:value-type="error">
            <text:p/>
          </table:table-cell>
          <table:table-cell table:style-name="ce21" table:number-columns-repeated="1014"/>
        </table:table-row>
        <table:table-row table:style-name="ro1">
          <table:table-cell table:formula="of:=[.A31] * 10" office:value-type="float" office:value="2000" calcext:value-type="float">
            <text:p/>
          </table:table-cell>
          <table:table-cell table:formula="of:=LOG([.A40];[.L$2]) + 0.0001" office:value-type="float" office:value="3.30112999566398" calcext:value-type="float">
            <text:p/>
          </table:table-cell>
          <table:table-cell table:formula="of:=POWER([.L$2]; MOD([.B40]; 1))" office:value-type="float" office:value="2.00046057004165" calcext:value-type="float">
            <text:p/>
          </table:table-cell>
          <table:table-cell table:formula="of:=FLOOR([.C40]/([.$L$2]/[.$M$2]); 1)" office:value-type="float" office:value="0" calcext:value-type="float">
            <text:p/>
          </table:table-cell>
          <table:table-cell table:formula="of:=INT([.B40]) *[.$M$2] + [.D40]" office:value-type="float" office:value="9" calcext:value-type="float">
            <text:p/>
          </table:table-cell>
          <table:table-cell table:formula="of:=(INT([.B40]) * [.$M$2]) + INT(([.$M$2] * POWER([.$L$2]; MOD([.B40];1)) / [.$L$2]))" office:value-type="float" office:value="9" calcext:value-type="float">
            <text:p/>
          </table:table-cell>
          <table:table-cell table:formula="of:=FLOOR([.F40]/[.$M$2]; 1)" office:value-type="float" office:value="3" calcext:value-type="float">
            <text:p/>
          </table:table-cell>
          <table:table-cell table:formula="of:=MOD([.F40];[.$M$2])" office:value-type="float" office:value="0" calcext:value-type="float">
            <text:p/>
          </table:table-cell>
          <table:table-cell table:formula="of:=LOG([.H40]/[.$M$2];[.$L$2])+1 + 0.0000000001" office:value-type="string" office:string-value="" calcext:value-type="error">
            <text:p/>
          </table:table-cell>
          <table:table-cell table:formula="of:=POWER([.$L$2];[.G40]+[.I40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32] * 10" office:value-type="float" office:value="3000" calcext:value-type="float">
            <text:p/>
          </table:table-cell>
          <table:table-cell table:formula="of:=LOG([.A41];[.L$2]) + 0.0001" office:value-type="float" office:value="3.47722125471966" calcext:value-type="float">
            <text:p/>
          </table:table-cell>
          <table:table-cell table:formula="of:=POWER([.L$2]; MOD([.B41]; 1))" office:value-type="float" office:value="3.00069085506248" calcext:value-type="float">
            <text:p/>
          </table:table-cell>
          <table:table-cell table:formula="of:=FLOOR([.C41]/([.$L$2]/[.$M$2]); 1)" office:value-type="float" office:value="0" calcext:value-type="float">
            <text:p/>
          </table:table-cell>
          <table:table-cell table:formula="of:=INT([.B41]) *[.$M$2] + [.D41]" office:value-type="float" office:value="9" calcext:value-type="float">
            <text:p/>
          </table:table-cell>
          <table:table-cell table:formula="of:=(INT([.B41]) * [.$M$2]) + INT(([.$M$2] * POWER([.$L$2]; MOD([.B41];1)) / [.$L$2]))" office:value-type="float" office:value="9" calcext:value-type="float">
            <text:p/>
          </table:table-cell>
          <table:table-cell table:formula="of:=FLOOR([.F41]/[.$M$2]; 1)" office:value-type="float" office:value="3" calcext:value-type="float">
            <text:p/>
          </table:table-cell>
          <table:table-cell table:formula="of:=MOD([.F41];[.$M$2])" office:value-type="float" office:value="0" calcext:value-type="float">
            <text:p/>
          </table:table-cell>
          <table:table-cell table:formula="of:=LOG([.H41]/[.$M$2];[.$L$2])+1 + 0.0000000001" office:value-type="string" office:string-value="" calcext:value-type="error">
            <text:p/>
          </table:table-cell>
          <table:table-cell table:formula="of:=POWER([.$L$2];[.G41]+[.I41])" office:value-type="string" office:string-value="" calcext:value-type="error">
            <text:p/>
          </table:table-cell>
          <table:table-cell table:number-columns-repeated="1014"/>
        </table:table-row>
        <table:table-row table:style-name="ro1">
          <table:table-cell table:formula="of:=[.A33] * 10" office:value-type="float" office:value="4000" calcext:value-type="float">
            <text:p/>
          </table:table-cell>
          <table:table-cell table:formula="of:=LOG([.A42];[.L$2]) + 0.0001" office:value-type="float" office:value="3.60215999132796" calcext:value-type="float">
            <text:p/>
          </table:table-cell>
          <table:table-cell table:formula="of:=POWER([.L$2]; MOD([.B42]; 1))" office:value-type="float" office:value="4.0009211400833" calcext:value-type="float">
            <text:p/>
          </table:table-cell>
          <table:table-cell table:formula="of:=FLOOR([.C42]/([.$L$2]/[.$M$2]); 1)" office:value-type="float" office:value="1" calcext:value-type="float">
            <text:p/>
          </table:table-cell>
          <table:table-cell table:formula="of:=INT([.B42]) *[.$M$2] + [.D42]" office:value-type="float" office:value="10" calcext:value-type="float">
            <text:p/>
          </table:table-cell>
          <table:table-cell table:formula="of:=(INT([.B42]) * [.$M$2]) + INT(([.$M$2] * POWER([.$L$2]; MOD([.B42];1)) / [.$L$2]))" office:value-type="float" office:value="10" calcext:value-type="float">
            <text:p/>
          </table:table-cell>
          <table:table-cell table:formula="of:=FLOOR([.F42]/[.$M$2]; 1)" office:value-type="float" office:value="3" calcext:value-type="float">
            <text:p/>
          </table:table-cell>
          <table:table-cell table:formula="of:=MOD([.F42];[.$M$2])" office:value-type="float" office:value="1" calcext:value-type="float">
            <text:p/>
          </table:table-cell>
          <table:table-cell table:formula="of:=LOG([.H42]/[.$M$2];[.$L$2])+1 + 0.0000000001" office:value-type="float" office:value="0.522878745380338" calcext:value-type="float">
            <text:p/>
          </table:table-cell>
          <table:table-cell table:formula="of:=POWER([.$L$2];[.G42]+[.I42])" office:value-type="float" office:value="3333.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34] * 10" office:value-type="float" office:value="5000" calcext:value-type="float">
            <text:p/>
          </table:table-cell>
          <table:table-cell table:formula="of:=LOG([.A43];[.L$2]) + 0.0001" office:value-type="float" office:value="3.69907000433602" calcext:value-type="float">
            <text:p/>
          </table:table-cell>
          <table:table-cell table:formula="of:=POWER([.L$2]; MOD([.B43]; 1))" office:value-type="float" office:value="5.00115142510413" calcext:value-type="float">
            <text:p/>
          </table:table-cell>
          <table:table-cell table:formula="of:=FLOOR([.C43]/([.$L$2]/[.$M$2]); 1)" office:value-type="float" office:value="1" calcext:value-type="float">
            <text:p/>
          </table:table-cell>
          <table:table-cell table:formula="of:=INT([.B43]) *[.$M$2] + [.D43]" office:value-type="float" office:value="10" calcext:value-type="float">
            <text:p/>
          </table:table-cell>
          <table:table-cell table:formula="of:=(INT([.B43]) * [.$M$2]) + INT(([.$M$2] * POWER([.$L$2]; MOD([.B43];1)) / [.$L$2]))" office:value-type="float" office:value="10" calcext:value-type="float">
            <text:p/>
          </table:table-cell>
          <table:table-cell table:formula="of:=FLOOR([.F43]/[.$M$2]; 1)" office:value-type="float" office:value="3" calcext:value-type="float">
            <text:p/>
          </table:table-cell>
          <table:table-cell table:formula="of:=MOD([.F43];[.$M$2])" office:value-type="float" office:value="1" calcext:value-type="float">
            <text:p/>
          </table:table-cell>
          <table:table-cell table:formula="of:=LOG([.H43]/[.$M$2];[.$L$2])+1 + 0.0000000001" office:value-type="float" office:value="0.522878745380338" calcext:value-type="float">
            <text:p/>
          </table:table-cell>
          <table:table-cell table:formula="of:=POWER([.$L$2];[.G43]+[.I43])" office:value-type="float" office:value="3333.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35] * 10" office:value-type="float" office:value="6000" calcext:value-type="float">
            <text:p/>
          </table:table-cell>
          <table:table-cell table:formula="of:=LOG([.A44];[.L$2]) + 0.0001" office:value-type="float" office:value="3.77825125038364" calcext:value-type="float">
            <text:p/>
          </table:table-cell>
          <table:table-cell table:formula="of:=POWER([.L$2]; MOD([.B44]; 1))" office:value-type="float" office:value="6.00138171012494" calcext:value-type="float">
            <text:p/>
          </table:table-cell>
          <table:table-cell table:formula="of:=FLOOR([.C44]/([.$L$2]/[.$M$2]); 1)" office:value-type="float" office:value="1" calcext:value-type="float">
            <text:p/>
          </table:table-cell>
          <table:table-cell table:formula="of:=INT([.B44]) *[.$M$2] + [.D44]" office:value-type="float" office:value="10" calcext:value-type="float">
            <text:p/>
          </table:table-cell>
          <table:table-cell table:formula="of:=(INT([.B44]) * [.$M$2]) + INT(([.$M$2] * POWER([.$L$2]; MOD([.B44];1)) / [.$L$2]))" office:value-type="float" office:value="10" calcext:value-type="float">
            <text:p/>
          </table:table-cell>
          <table:table-cell table:formula="of:=FLOOR([.F44]/[.$M$2]; 1)" office:value-type="float" office:value="3" calcext:value-type="float">
            <text:p/>
          </table:table-cell>
          <table:table-cell table:formula="of:=MOD([.F44];[.$M$2])" office:value-type="float" office:value="1" calcext:value-type="float">
            <text:p/>
          </table:table-cell>
          <table:table-cell table:formula="of:=LOG([.H44]/[.$M$2];[.$L$2])+1 + 0.0000000001" office:value-type="float" office:value="0.522878745380338" calcext:value-type="float">
            <text:p/>
          </table:table-cell>
          <table:table-cell table:formula="of:=POWER([.$L$2];[.G44]+[.I44])" office:value-type="float" office:value="3333.33333410086" calcext:value-type="float">
            <text:p/>
          </table:table-cell>
          <table:table-cell table:number-columns-repeated="1014"/>
        </table:table-row>
        <table:table-row table:style-name="ro1">
          <table:table-cell table:formula="of:=[.A36] * 10" office:value-type="float" office:value="7000" calcext:value-type="float">
            <text:p/>
          </table:table-cell>
          <table:table-cell table:formula="of:=LOG([.A45];[.L$2]) + 0.0001" office:value-type="float" office:value="3.84519804001426" calcext:value-type="float">
            <text:p/>
          </table:table-cell>
          <table:table-cell table:formula="of:=POWER([.L$2]; MOD([.B45]; 1))" office:value-type="float" office:value="7.00161199514577" calcext:value-type="float">
            <text:p/>
          </table:table-cell>
          <table:table-cell table:formula="of:=FLOOR([.C45]/([.$L$2]/[.$M$2]); 1)" office:value-type="float" office:value="2" calcext:value-type="float">
            <text:p/>
          </table:table-cell>
          <table:table-cell table:formula="of:=INT([.B45]) *[.$M$2] + [.D45]" office:value-type="float" office:value="11" calcext:value-type="float">
            <text:p/>
          </table:table-cell>
          <table:table-cell table:formula="of:=(INT([.B45]) * [.$M$2]) + INT(([.$M$2] * POWER([.$L$2]; MOD([.B45];1)) / [.$L$2]))" office:value-type="float" office:value="11" calcext:value-type="float">
            <text:p/>
          </table:table-cell>
          <table:table-cell table:formula="of:=FLOOR([.F45]/[.$M$2]; 1)" office:value-type="float" office:value="3" calcext:value-type="float">
            <text:p/>
          </table:table-cell>
          <table:table-cell table:formula="of:=MOD([.F45];[.$M$2])" office:value-type="float" office:value="2" calcext:value-type="float">
            <text:p/>
          </table:table-cell>
          <table:table-cell table:formula="of:=LOG([.H45]/[.$M$2];[.$L$2])+1 + 0.0000000001" office:value-type="float" office:value="0.823908741044319" calcext:value-type="float">
            <text:p/>
          </table:table-cell>
          <table:table-cell table:formula="of:=POWER([.$L$2];[.G45]+[.I45])" office:value-type="float" office:value="6666.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37] * 10" office:value-type="float" office:value="8000" calcext:value-type="float">
            <text:p/>
          </table:table-cell>
          <table:table-cell table:formula="of:=LOG([.A46];[.L$2]) + 0.0001" office:value-type="float" office:value="3.90318998699194" calcext:value-type="float">
            <text:p/>
          </table:table-cell>
          <table:table-cell table:formula="of:=POWER([.L$2]; MOD([.B46]; 1))" office:value-type="float" office:value="8.0018422801666" calcext:value-type="float">
            <text:p/>
          </table:table-cell>
          <table:table-cell table:formula="of:=FLOOR([.C46]/([.$L$2]/[.$M$2]); 1)" office:value-type="float" office:value="2" calcext:value-type="float">
            <text:p/>
          </table:table-cell>
          <table:table-cell table:formula="of:=INT([.B46]) *[.$M$2] + [.D46]" office:value-type="float" office:value="11" calcext:value-type="float">
            <text:p/>
          </table:table-cell>
          <table:table-cell table:formula="of:=(INT([.B46]) * [.$M$2]) + INT(([.$M$2] * POWER([.$L$2]; MOD([.B46];1)) / [.$L$2]))" office:value-type="float" office:value="11" calcext:value-type="float">
            <text:p/>
          </table:table-cell>
          <table:table-cell table:formula="of:=FLOOR([.F46]/[.$M$2]; 1)" office:value-type="float" office:value="3" calcext:value-type="float">
            <text:p/>
          </table:table-cell>
          <table:table-cell table:formula="of:=MOD([.F46];[.$M$2])" office:value-type="float" office:value="2" calcext:value-type="float">
            <text:p/>
          </table:table-cell>
          <table:table-cell table:formula="of:=LOG([.H46]/[.$M$2];[.$L$2])+1 + 0.0000000001" office:value-type="float" office:value="0.823908741044319" calcext:value-type="float">
            <text:p/>
          </table:table-cell>
          <table:table-cell table:formula="of:=POWER([.$L$2];[.G46]+[.I46])" office:value-type="float" office:value="6666.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38] * 10" office:value-type="float" office:value="9000" calcext:value-type="float">
            <text:p/>
          </table:table-cell>
          <table:table-cell table:formula="of:=LOG([.A47];[.L$2]) + 0.0001" office:value-type="float" office:value="3.95434250943932" calcext:value-type="float">
            <text:p/>
          </table:table-cell>
          <table:table-cell table:formula="of:=POWER([.L$2]; MOD([.B47]; 1))" office:value-type="float" office:value="9.00207256518742" calcext:value-type="float">
            <text:p/>
          </table:table-cell>
          <table:table-cell table:formula="of:=FLOOR([.C47]/([.$L$2]/[.$M$2]); 1)" office:value-type="float" office:value="2" calcext:value-type="float">
            <text:p/>
          </table:table-cell>
          <table:table-cell table:formula="of:=INT([.B47]) *[.$M$2] + [.D47]" office:value-type="float" office:value="11" calcext:value-type="float">
            <text:p/>
          </table:table-cell>
          <table:table-cell table:formula="of:=(INT([.B47]) * [.$M$2]) + INT(([.$M$2] * POWER([.$L$2]; MOD([.B47];1)) / [.$L$2]))" office:value-type="float" office:value="11" calcext:value-type="float">
            <text:p/>
          </table:table-cell>
          <table:table-cell table:formula="of:=FLOOR([.F47]/[.$M$2]; 1)" office:value-type="float" office:value="3" calcext:value-type="float">
            <text:p/>
          </table:table-cell>
          <table:table-cell table:formula="of:=MOD([.F47];[.$M$2])" office:value-type="float" office:value="2" calcext:value-type="float">
            <text:p/>
          </table:table-cell>
          <table:table-cell table:formula="of:=LOG([.H47]/[.$M$2];[.$L$2])+1 + 0.0000000001" office:value-type="float" office:value="0.823908741044319" calcext:value-type="float">
            <text:p/>
          </table:table-cell>
          <table:table-cell table:formula="of:=POWER([.$L$2];[.G47]+[.I47])" office:value-type="float" office:value="6666.66666820172" calcext:value-type="float">
            <text:p/>
          </table:table-cell>
          <table:table-cell table:number-columns-repeated="1014"/>
        </table:table-row>
        <table:table-row table:style-name="ro1">
          <table:table-cell table:formula="of:=[.A39] * 10" office:value-type="float" office:value="10000" calcext:value-type="float">
            <text:p/>
          </table:table-cell>
          <table:table-cell table:formula="of:=LOG([.A48];[.L$2]) + 0.0001" office:value-type="float" office:value="4.0001" calcext:value-type="float">
            <text:p/>
          </table:table-cell>
          <table:table-cell table:formula="of:=POWER([.L$2]; MOD([.B48]; 1))" office:value-type="float" office:value="1.00023028502082" calcext:value-type="float">
            <text:p/>
          </table:table-cell>
          <table:table-cell table:formula="of:=FLOOR([.C48]/([.$L$2]/[.$M$2]); 1)" office:value-type="float" office:value="0" calcext:value-type="float">
            <text:p/>
          </table:table-cell>
          <table:table-cell table:formula="of:=INT([.B48]) *[.$M$2] + [.D48]" office:value-type="float" office:value="12" calcext:value-type="float">
            <text:p/>
          </table:table-cell>
          <table:table-cell table:formula="of:=(INT([.B48]) * [.$M$2]) + INT(([.$M$2] * POWER([.$L$2]; MOD([.B48];1)) / [.$L$2]))" office:value-type="float" office:value="12" calcext:value-type="float">
            <text:p/>
          </table:table-cell>
          <table:table-cell table:formula="of:=FLOOR([.F48]/[.$M$2]; 1)" office:value-type="float" office:value="4" calcext:value-type="float">
            <text:p/>
          </table:table-cell>
          <table:table-cell table:formula="of:=MOD([.F48];[.$M$2])" office:value-type="float" office:value="0" calcext:value-type="float">
            <text:p/>
          </table:table-cell>
          <table:table-cell table:formula="of:=LOG([.H48]/[.$M$2];[.$L$2])+1 + 0.0000000001" office:value-type="string" office:string-value="" calcext:value-type="error">
            <text:p/>
          </table:table-cell>
          <table:table-cell table:formula="of:=POWER([.$L$2];[.G48]+[.I48])" office:value-type="string" office:string-value="" calcext:value-type="error">
            <text:p/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1:12:02.773508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4-09T16:38:45.068631176</meta:creation-date>
    <dc:date>2014-07-03T12:59:17.620485248</dc:date>
    <dc:creator>Alex </dc:creator>
    <meta:editing-duration>PT9H59M53S</meta:editing-duration>
    <meta:editing-cycles>8</meta:editing-cycles>
    <meta:generator>LibreOffice/4.2.3.3$Linux_X86_64 LibreOffice_project/420m0$Build-3</meta:generator>
    <meta:document-statistic meta:table-count="2" meta:cell-count="583" meta:object-count="0"/>
  </office:meta>
</office:document-meta>
</file>